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臺北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3828" calcext:value-type="float">
            <text:p>13,828</text:p>
          </table:table-cell>
          <table:table-cell table:style-name="ce3" office:value-type="float" office:value="13124" calcext:value-type="float">
            <text:p>13,124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8866" calcext:value-type="float">
            <text:p>8,866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11434" calcext:value-type="float">
            <text:p>511,434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43243" calcext:value-type="float">
            <text:p>43,243</text:p>
          </table:table-cell>
          <table:table-cell table:style-name="ce3" office:value-type="float" office:value="575004" calcext:value-type="float">
            <text:p>575,004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7436" calcext:value-type="float">
            <text:p>7,436</text:p>
          </table:table-cell>
          <table:table-cell table:style-name="ce3" office:value-type="float" office:value="334389" calcext:value-type="float">
            <text:p>334,38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9328" calcext:value-type="float">
            <text:p>9,32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133" calcext:value-type="float">
            <text:p>3,133</text:p>
          </table:table-cell>
          <table:table-cell table:style-name="ce3" office:value-type="float" office:value="1531957" calcext:value-type="float">
            <text:p>1,531,957</text:p>
          </table:table-cell>
          <table:table-cell table:style-name="ce3" office:value-type="float" office:value="19525" calcext:value-type="float">
            <text:p>19,525</text:p>
          </table:table-cell>
          <table:table-cell table:style-name="ce3" office:value-type="float" office:value="1551482" calcext:value-type="float">
            <text:p>1,551,48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51738" calcext:value-type="float">
            <text:p>1,551,738</text:p>
          </table:table-cell>
          <table:table-cell table:style-name="ce3" office:value-type="float" office:value="541359" calcext:value-type="float">
            <text:p>541,359</text:p>
          </table:table-cell>
          <table:table-cell table:style-name="ce3" office:value-type="float" office:value="2093097" calcext:value-type="float">
            <text:p>2,093,097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投區</text:p>
          </table:table-cell>
          <table:table-cell table:style-name="ce2"/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3882" calcext:value-type="float">
            <text:p>53,88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66" calcext:value-type="float">
            <text:p>3,966</text:p>
          </table:table-cell>
          <table:table-cell table:style-name="ce3" office:value-type="float" office:value="50542" calcext:value-type="float">
            <text:p>50,54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2630" calcext:value-type="float">
            <text:p>32,63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47746" calcext:value-type="float">
            <text:p>147,746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49756" calcext:value-type="float">
            <text:p>149,75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9779" calcext:value-type="float">
            <text:p>149,779</text:p>
          </table:table-cell>
          <table:table-cell table:style-name="ce3" office:value-type="float" office:value="52268" calcext:value-type="float">
            <text:p>52,268</text:p>
          </table:table-cell>
          <table:table-cell table:style-name="ce3" office:value-type="float" office:value="202047" calcext:value-type="float">
            <text:p>202,047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民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36" calcext:value-type="float">
            <text:p>2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6" calcext:value-type="float">
            <text:p>2,83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678" calcext:value-type="float">
            <text:p>3,678</text:p>
          </table:table-cell>
          <table:table-cell table:style-name="ce4" office:value-type="string" calcext:value-type="string">
            <text:p>77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40" calcext:value-type="float">
            <text:p>2,7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612" calcext:value-type="float">
            <text:p>3,612</text:p>
          </table:table-cell>
          <table:table-cell table:style-name="ce4" office:value-type="string" calcext:value-type="string">
            <text:p>76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08" calcext:value-type="float">
            <text:p>3,20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4240" calcext:value-type="float">
            <text:p>4,240</text:p>
          </table:table-cell>
          <table:table-cell table:style-name="ce4" office:value-type="string" calcext:value-type="string">
            <text:p>7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9" calcext:value-type="float">
            <text:p>4,3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89" calcext:value-type="float">
            <text:p>4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9" calcext:value-type="float">
            <text:p>4,389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5716" calcext:value-type="float">
            <text:p>5,716</text:p>
          </table:table-cell>
          <table:table-cell table:style-name="ce4" office:value-type="string" calcext:value-type="string">
            <text:p>76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11" calcext:value-type="float">
            <text:p>4,2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58" calcext:value-type="float">
            <text:p>4,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809" calcext:value-type="float">
            <text:p>5,809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6093" calcext:value-type="float">
            <text:p>6,093</text:p>
          </table:table-cell>
          <table:table-cell table:style-name="ce4" office:value-type="string" calcext:value-type="string">
            <text:p>76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6496" calcext:value-type="float">
            <text:p>6,496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63" calcext:value-type="float">
            <text:p>4,5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15" calcext:value-type="float">
            <text:p>4,6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16" calcext:value-type="float">
            <text:p>4,616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6198" calcext:value-type="float">
            <text:p>6,198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71" calcext:value-type="float">
            <text:p>5,67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741" calcext:value-type="float">
            <text:p>5,7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45" calcext:value-type="float">
            <text:p>5,745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7832" calcext:value-type="float">
            <text:p>7,832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欣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8" calcext:value-type="float">
            <text:p>4,9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19" calcext:value-type="float">
            <text:p>5,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20" calcext:value-type="float">
            <text:p>5,020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6749" calcext:value-type="float">
            <text:p>6,749</text:p>
          </table:table-cell>
          <table:table-cell table:style-name="ce4" office:value-type="string" calcext:value-type="string">
            <text:p>7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901" calcext:value-type="float">
            <text:p>3,901</text:p>
          </table:table-cell>
          <table:table-cell table:style-name="ce4" office:value-type="string" calcext:value-type="string">
            <text:p>77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619" calcext:value-type="float">
            <text:p>3,619</text:p>
          </table:table-cell>
          <table:table-cell table:style-name="ce4" office:value-type="string" calcext:value-type="string">
            <text:p>77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05" calcext:value-type="float">
            <text:p>4,20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72" calcext:value-type="float">
            <text:p>4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2" calcext:value-type="float">
            <text:p>4,272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5561" calcext:value-type="float">
            <text:p>5,561</text:p>
          </table:table-cell>
          <table:table-cell table:style-name="ce4" office:value-type="string" calcext:value-type="string">
            <text:p>76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87" calcext:value-type="float">
            <text:p>3,1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172" calcext:value-type="float">
            <text:p>4,172</text:p>
          </table:table-cell>
          <table:table-cell table:style-name="ce4" office:value-type="string" calcext:value-type="string">
            <text:p>77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尊賢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867" calcext:value-type="float">
            <text:p>3,867</text:p>
          </table:table-cell>
          <table:table-cell table:style-name="ce4" office:value-type="string" calcext:value-type="string">
            <text:p>76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賢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434" calcext:value-type="float">
            <text:p>4,434</text:p>
          </table:table-cell>
          <table:table-cell table:style-name="ce4" office:value-type="string" calcext:value-type="string">
            <text:p>75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農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89" calcext:value-type="float">
            <text:p>5,78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878" calcext:value-type="float">
            <text:p>5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8" calcext:value-type="float">
            <text:p>5,878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7522" calcext:value-type="float">
            <text:p>7,522</text:p>
          </table:table-cell>
          <table:table-cell table:style-name="ce4" office:value-type="string" calcext:value-type="string">
            <text:p>78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仙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321" calcext:value-type="float">
            <text:p>3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1" calcext:value-type="float">
            <text:p>3,321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560" calcext:value-type="float">
            <text:p>4,560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洲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87" calcext:value-type="float">
            <text:p>1,987</text:p>
          </table:table-cell>
          <table:table-cell table:style-name="ce4" office:value-type="string" calcext:value-type="string">
            <text:p>78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奇岩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90" calcext:value-type="float">
            <text:p>7,09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187" calcext:value-type="float">
            <text:p>7,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89" calcext:value-type="float">
            <text:p>7,189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9509" calcext:value-type="float">
            <text:p>9,509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江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07" calcext:value-type="float">
            <text:p>5,30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407" calcext:value-type="float">
            <text:p>5,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8" calcext:value-type="float">
            <text:p>5,408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8338" calcext:value-type="float">
            <text:p>8,338</text:p>
          </table:table-cell>
          <table:table-cell table:style-name="ce4" office:value-type="string" calcext:value-type="string">
            <text:p>6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21" calcext:value-type="float">
            <text:p>4,92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977" calcext:value-type="float">
            <text:p>4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7" calcext:value-type="float">
            <text:p>4,977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6804" calcext:value-type="float">
            <text:p>6,804</text:p>
          </table:table-cell>
          <table:table-cell table:style-name="ce4" office:value-type="string" calcext:value-type="string">
            <text:p>7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6" calcext:value-type="float">
            <text:p>3,63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678" calcext:value-type="float">
            <text:p>3,6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127" calcext:value-type="float">
            <text:p>5,127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11" calcext:value-type="float">
            <text:p>3,41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527" calcext:value-type="float">
            <text:p>4,527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溫泉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47" calcext:value-type="float">
            <text:p>4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7" calcext:value-type="float">
            <text:p>4,047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5502" calcext:value-type="float">
            <text:p>5,502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614" calcext:value-type="float">
            <text:p>2,614</text:p>
          </table:table-cell>
          <table:table-cell table:style-name="ce4" office:value-type="string" calcext:value-type="string">
            <text:p>67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5715" calcext:value-type="float">
            <text:p>5,715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庸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373" calcext:value-type="float">
            <text:p>3,373</text:p>
          </table:table-cell>
          <table:table-cell table:style-name="ce4" office:value-type="string" calcext:value-type="string">
            <text:p>73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06" calcext:value-type="float">
            <text:p>4,10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166" calcext:value-type="float">
            <text:p>4,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7" calcext:value-type="float">
            <text:p>4,167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619" calcext:value-type="float">
            <text:p>5,619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061" calcext:value-type="float">
            <text:p>4,061</text:p>
          </table:table-cell>
          <table:table-cell table:style-name="ce4" office:value-type="string" calcext:value-type="string">
            <text:p>76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4969" calcext:value-type="float">
            <text:p>4,969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720" calcext:value-type="float">
            <text:p>2,720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288" calcext:value-type="float">
            <text:p>3,288</text:p>
          </table:table-cell>
          <table:table-cell table:style-name="ce4" office:value-type="string" calcext:value-type="string">
            <text:p>76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502" calcext:value-type="float">
            <text:p>3,502</text:p>
          </table:table-cell>
          <table:table-cell table:style-name="ce4" office:value-type="string" calcext:value-type="string">
            <text:p>73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稻香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729" calcext:value-type="float">
            <text:p>4,729</text:p>
          </table:table-cell>
          <table:table-cell table:style-name="ce4" office:value-type="string" calcext:value-type="string">
            <text:p>72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5043" calcext:value-type="float">
            <text:p>5,043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65" calcext:value-type="float">
            <text:p>4,56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625" calcext:value-type="float">
            <text:p>4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5" calcext:value-type="float">
            <text:p>4,625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195" calcext:value-type="float">
            <text:p>6,195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渡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62" calcext:value-type="float">
            <text:p>6,56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672" calcext:value-type="float">
            <text:p>6,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2" calcext:value-type="float">
            <text:p>6,672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9154" calcext:value-type="float">
            <text:p>9,154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037" calcext:value-type="float">
            <text:p>2,037</text:p>
          </table:table-cell>
          <table:table-cell table:style-name="ce4" office:value-type="string" calcext:value-type="string">
            <text:p>70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田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8.9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士林區</text:p>
          </table:table-cell>
          <table:table-cell table:style-name="ce2"/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3688" calcext:value-type="float">
            <text:p>63,68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19" calcext:value-type="float">
            <text:p>4,419</text:p>
          </table:table-cell>
          <table:table-cell table:style-name="ce3" office:value-type="float" office:value="54693" calcext:value-type="float">
            <text:p>54,69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4225" calcext:value-type="float">
            <text:p>34,2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4978" calcext:value-type="float">
            <text:p>164,978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167114" calcext:value-type="float">
            <text:p>167,11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7167" calcext:value-type="float">
            <text:p>167,167</text:p>
          </table:table-cell>
          <table:table-cell table:style-name="ce3" office:value-type="float" office:value="58004" calcext:value-type="float">
            <text:p>58,004</text:p>
          </table:table-cell>
          <table:table-cell table:style-name="ce3" office:value-type="float" office:value="225171" calcext:value-type="float">
            <text:p>225,171</text:p>
          </table:table-cell>
          <table:table-cell table:style-name="ce4" office:value-type="string" calcext:value-type="string">
            <text:p>7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母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67" calcext:value-type="float">
            <text:p>3,96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21" calcext:value-type="float">
            <text:p>4,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450" calcext:value-type="float">
            <text:p>5,450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玉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49" calcext:value-type="float">
            <text:p>3,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9" calcext:value-type="float">
            <text:p>3,649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830" calcext:value-type="float">
            <text:p>4,830</text:p>
          </table:table-cell>
          <table:table-cell table:style-name="ce4" office:value-type="string" calcext:value-type="string">
            <text:p>75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福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202" calcext:value-type="float">
            <text:p>5,202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祿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247" calcext:value-type="float">
            <text:p>4,247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壽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83" calcext:value-type="float">
            <text:p>3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3" calcext:value-type="float">
            <text:p>3,08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123" calcext:value-type="float">
            <text:p>4,123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山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99" calcext:value-type="float">
            <text:p>4,09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140" calcext:value-type="float">
            <text:p>4,1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5667" calcext:value-type="float">
            <text:p>5,667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和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6" calcext:value-type="float">
            <text:p>4,4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36" calcext:value-type="float">
            <text:p>4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6" calcext:value-type="float">
            <text:p>4,536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6099" calcext:value-type="float">
            <text:p>6,099</text:p>
          </table:table-cell>
          <table:table-cell table:style-name="ce4" office:value-type="string" calcext:value-type="string">
            <text:p>7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玉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32" calcext:value-type="float">
            <text:p>5,2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282" calcext:value-type="float">
            <text:p>5,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83" calcext:value-type="float">
            <text:p>5,283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7167" calcext:value-type="float">
            <text:p>7,167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673" calcext:value-type="float">
            <text:p>3,673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華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4586" calcext:value-type="float">
            <text:p>4,586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67" calcext:value-type="float">
            <text:p>3,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544" calcext:value-type="float">
            <text:p>4,544</text:p>
          </table:table-cell>
          <table:table-cell table:style-name="ce4" office:value-type="string" calcext:value-type="string">
            <text:p>7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蘭雅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38" calcext:value-type="float">
            <text:p>5,3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410" calcext:value-type="float">
            <text:p>5,4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20" calcext:value-type="float">
            <text:p>5,42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7273" calcext:value-type="float">
            <text:p>7,273</text:p>
          </table:table-cell>
          <table:table-cell table:style-name="ce4" office:value-type="string" calcext:value-type="string">
            <text:p>74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蘭興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250" calcext:value-type="float">
            <text:p>5,250</text:p>
          </table:table-cell>
          <table:table-cell table:style-name="ce4" office:value-type="string" calcext:value-type="string">
            <text:p>7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勇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173" calcext:value-type="float">
            <text:p>3,173</text:p>
          </table:table-cell>
          <table:table-cell table:style-name="ce4" office:value-type="string" calcext:value-type="string">
            <text:p>74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信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47" calcext:value-type="float">
            <text:p>2,647</text:p>
          </table:table-cell>
          <table:table-cell table:style-name="ce4" office:value-type="string" calcext:value-type="string">
            <text:p>7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499" calcext:value-type="float">
            <text:p>2,499</text:p>
          </table:table-cell>
          <table:table-cell table:style-name="ce4" office:value-type="string" calcext:value-type="string">
            <text:p>75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4831" calcext:value-type="float">
            <text:p>4,831</text:p>
          </table:table-cell>
          <table:table-cell table:style-name="ce4" office:value-type="string" calcext:value-type="string">
            <text:p>5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志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89" calcext:value-type="float">
            <text:p>4,6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33" calcext:value-type="float">
            <text:p>4,7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35" calcext:value-type="float">
            <text:p>4,735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6173" calcext:value-type="float">
            <text:p>6,173</text:p>
          </table:table-cell>
          <table:table-cell table:style-name="ce4" office:value-type="string" calcext:value-type="string">
            <text:p>7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00" calcext:value-type="float">
            <text:p>3,7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1" calcext:value-type="float">
            <text:p>3,701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993" calcext:value-type="float">
            <text:p>4,993</text:p>
          </table:table-cell>
          <table:table-cell table:style-name="ce4" office:value-type="string" calcext:value-type="string">
            <text:p>7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佳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45" calcext:value-type="float">
            <text:p>4,74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799" calcext:value-type="float">
            <text:p>4,7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00" calcext:value-type="float">
            <text:p>4,800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6353" calcext:value-type="float">
            <text:p>6,353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59" calcext:value-type="float">
            <text:p>4,75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821" calcext:value-type="float">
            <text:p>4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1" calcext:value-type="float">
            <text:p>4,821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6522" calcext:value-type="float">
            <text:p>6,522</text:p>
          </table:table-cell>
          <table:table-cell table:style-name="ce4" office:value-type="string" calcext:value-type="string">
            <text:p>73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147" calcext:value-type="float">
            <text:p>4,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8" calcext:value-type="float">
            <text:p>4,148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444" calcext:value-type="float">
            <text:p>5,444</text:p>
          </table:table-cell>
          <table:table-cell table:style-name="ce4" office:value-type="string" calcext:value-type="string">
            <text:p>76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前港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621" calcext:value-type="float">
            <text:p>3,621</text:p>
          </table:table-cell>
          <table:table-cell table:style-name="ce4" office:value-type="string" calcext:value-type="string">
            <text:p>74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百齡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29" calcext:value-type="float">
            <text:p>4,12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77" calcext:value-type="float">
            <text:p>4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7" calcext:value-type="float">
            <text:p>4,177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468" calcext:value-type="float">
            <text:p>5,468</text:p>
          </table:table-cell>
          <table:table-cell table:style-name="ce4" office:value-type="string" calcext:value-type="string">
            <text:p>76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73" calcext:value-type="float">
            <text:p>3,4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699" calcext:value-type="float">
            <text:p>4,699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華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08" calcext:value-type="float">
            <text:p>3,70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762" calcext:value-type="float">
            <text:p>3,7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5149" calcext:value-type="float">
            <text:p>5,149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勝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021" calcext:value-type="float">
            <text:p>4,021</text:p>
          </table:table-cell>
          <table:table-cell table:style-name="ce4" office:value-type="string" calcext:value-type="string">
            <text:p>75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74" calcext:value-type="float">
            <text:p>3,27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514" calcext:value-type="float">
            <text:p>4,514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光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74" calcext:value-type="float">
            <text:p>3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4" calcext:value-type="float">
            <text:p>3,674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959" calcext:value-type="float">
            <text:p>4,959</text:p>
          </table:table-cell>
          <table:table-cell table:style-name="ce4" office:value-type="string" calcext:value-type="string">
            <text:p>74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25" calcext:value-type="float">
            <text:p>4,52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5987" calcext:value-type="float">
            <text:p>5,987</text:p>
          </table:table-cell>
          <table:table-cell table:style-name="ce4" office:value-type="string" calcext:value-type="string">
            <text:p>76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葫東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354" calcext:value-type="float">
            <text:p>3,354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13" calcext:value-type="float">
            <text:p>3,9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82" calcext:value-type="float">
            <text:p>3,982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359" calcext:value-type="float">
            <text:p>5,359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新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49" calcext:value-type="float">
            <text:p>5,44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06" calcext:value-type="float">
            <text:p>5,5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14" calcext:value-type="float">
            <text:p>5,514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7430" calcext:value-type="float">
            <text:p>7,430</text:p>
          </table:table-cell>
          <table:table-cell table:style-name="ce4" office:value-type="string" calcext:value-type="string">
            <text:p>7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園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43" calcext:value-type="float">
            <text:p>4,34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400" calcext:value-type="float">
            <text:p>4,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01" calcext:value-type="float">
            <text:p>4,401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5883" calcext:value-type="float">
            <text:p>5,883</text:p>
          </table:table-cell>
          <table:table-cell table:style-name="ce4" office:value-type="string" calcext:value-type="string">
            <text:p>74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倫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398" calcext:value-type="float">
            <text:p>4,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9" calcext:value-type="float">
            <text:p>4,399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5892" calcext:value-type="float">
            <text:p>5,892</text:p>
          </table:table-cell>
          <table:table-cell table:style-name="ce4" office:value-type="string" calcext:value-type="string">
            <text:p>74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286" calcext:value-type="float">
            <text:p>4,286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洲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5326" calcext:value-type="float">
            <text:p>5,326</text:p>
          </table:table-cell>
          <table:table-cell table:style-name="ce4" office:value-type="string" calcext:value-type="string">
            <text:p>73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岩山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805" calcext:value-type="float">
            <text:p>2,805</text:p>
          </table:table-cell>
          <table:table-cell table:style-name="ce4" office:value-type="string" calcext:value-type="string">
            <text:p>7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名山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63" calcext:value-type="float">
            <text:p>4,46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506" calcext:value-type="float">
            <text:p>4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6" calcext:value-type="float">
            <text:p>4,506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868" calcext:value-type="float">
            <text:p>5,868</text:p>
          </table:table-cell>
          <table:table-cell table:style-name="ce4" office:value-type="string" calcext:value-type="string">
            <text:p>76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山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201" calcext:value-type="float">
            <text:p>4,201</text:p>
          </table:table-cell>
          <table:table-cell table:style-name="ce4" office:value-type="string" calcext:value-type="string">
            <text:p>76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芝山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49" calcext:value-type="float">
            <text:p>4,749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6238" calcext:value-type="float">
            <text:p>6,238</text:p>
          </table:table-cell>
          <table:table-cell table:style-name="ce4" office:value-type="string" calcext:value-type="string">
            <text:p>75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4" calcext:value-type="float">
            <text:p>3,1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232" calcext:value-type="float">
            <text:p>4,232</text:p>
          </table:table-cell>
          <table:table-cell table:style-name="ce4" office:value-type="string" calcext:value-type="string">
            <text:p>74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4" calcext:value-type="float">
            <text:p>36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52" calcext:value-type="float">
            <text:p>1,652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610" calcext:value-type="float">
            <text:p>2,610</text:p>
          </table:table-cell>
          <table:table-cell table:style-name="ce4" office:value-type="string" calcext:value-type="string">
            <text:p>69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菁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1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5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1" calcext:value-type="float">
            <text:p>27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4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翠山里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94" calcext:value-type="float">
            <text:p>2,294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臨溪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424" calcext:value-type="float">
            <text:p>2,424</text:p>
          </table:table-cell>
          <table:table-cell table:style-name="ce4" office:value-type="string" calcext:value-type="string">
            <text:p>70.2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同區</text:p>
          </table:table-cell>
          <table:table-cell table:style-name="ce2"/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494" calcext:value-type="float">
            <text:p>30,49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21077" calcext:value-type="float">
            <text:p>21,07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6777" calcext:value-type="float">
            <text:p>16,77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3568" calcext:value-type="float">
            <text:p>73,56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74524" calcext:value-type="float">
            <text:p>74,5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526" calcext:value-type="float">
            <text:p>74,526</text:p>
          </table:table-cell>
          <table:table-cell table:style-name="ce3" office:value-type="float" office:value="26213" calcext:value-type="float">
            <text:p>26,213</text:p>
          </table:table-cell>
          <table:table-cell table:style-name="ce3" office:value-type="float" office:value="100739" calcext:value-type="float">
            <text:p>100,739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95" calcext:value-type="float">
            <text:p>2,395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明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748" calcext:value-type="float">
            <text:p>2,748</text:p>
          </table:table-cell>
          <table:table-cell table:style-name="ce4" office:value-type="string" calcext:value-type="string">
            <text:p>70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899" calcext:value-type="float">
            <text:p>3,899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泰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26" calcext:value-type="float">
            <text:p>2,926</text:p>
          </table:table-cell>
          <table:table-cell table:style-name="ce4" office:value-type="string" calcext:value-type="string">
            <text:p>74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39" calcext:value-type="float">
            <text:p>3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9" calcext:value-type="float">
            <text:p>3,139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215" calcext:value-type="float">
            <text:p>4,215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715" calcext:value-type="float">
            <text:p>3,715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星明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82" calcext:value-type="float">
            <text:p>3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2" calcext:value-type="float">
            <text:p>3,382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702" calcext:value-type="float">
            <text:p>4,702</text:p>
          </table:table-cell>
          <table:table-cell table:style-name="ce4" office:value-type="string" calcext:value-type="string">
            <text:p>71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能里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081" calcext:value-type="float">
            <text:p>4,081</text:p>
          </table:table-cell>
          <table:table-cell table:style-name="ce4" office:value-type="string" calcext:value-type="string">
            <text:p>77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728" calcext:value-type="float">
            <text:p>3,728</text:p>
          </table:table-cell>
          <table:table-cell table:style-name="ce4" office:value-type="string" calcext:value-type="string">
            <text:p>75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325" calcext:value-type="float">
            <text:p>3,325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73" calcext:value-type="float">
            <text:p>5,47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542" calcext:value-type="float">
            <text:p>5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2" calcext:value-type="float">
            <text:p>5,542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7362" calcext:value-type="float">
            <text:p>7,362</text:p>
          </table:table-cell>
          <table:table-cell table:style-name="ce4" office:value-type="string" calcext:value-type="string">
            <text:p>75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芳里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403" calcext:value-type="float">
            <text:p>3,403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39" calcext:value-type="float">
            <text:p>3,9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5295" calcext:value-type="float">
            <text:p>5,295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041" calcext:value-type="float">
            <text:p>2,041</text:p>
          </table:table-cell>
          <table:table-cell table:style-name="ce4" office:value-type="string" calcext:value-type="string">
            <text:p>7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956" calcext:value-type="float">
            <text:p>2,956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067" calcext:value-type="float">
            <text:p>4,067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順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493" calcext:value-type="float">
            <text:p>2,493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806" calcext:value-type="float">
            <text:p>3,806</text:p>
          </table:table-cell>
          <table:table-cell table:style-name="ce4" office:value-type="string" calcext:value-type="string">
            <text:p>7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揚雅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12" calcext:value-type="float">
            <text:p>6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3759" calcext:value-type="float">
            <text:p>3,759</text:p>
          </table:table-cell>
          <table:table-cell table:style-name="ce4" office:value-type="string" calcext:value-type="string">
            <text:p>5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45" calcext:value-type="float">
            <text:p>3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5" calcext:value-type="float">
            <text:p>3,045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182" calcext:value-type="float">
            <text:p>4,182</text:p>
          </table:table-cell>
          <table:table-cell table:style-name="ce4" office:value-type="string" calcext:value-type="string">
            <text:p>72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鄰江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66" calcext:value-type="float">
            <text:p>1,06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79" calcext:value-type="float">
            <text:p>3,87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5267" calcext:value-type="float">
            <text:p>5,267</text:p>
          </table:table-cell>
          <table:table-cell table:style-name="ce4" office:value-type="string" calcext:value-type="string">
            <text:p>74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至聖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08" calcext:value-type="float">
            <text:p>4,80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859" calcext:value-type="float">
            <text:p>4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9" calcext:value-type="float">
            <text:p>4,859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6474" calcext:value-type="float">
            <text:p>6,474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老師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35" calcext:value-type="float">
            <text:p>3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5" calcext:value-type="float">
            <text:p>3,535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719" calcext:value-type="float">
            <text:p>4,719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52" calcext:value-type="float">
            <text:p>4,0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5454" calcext:value-type="float">
            <text:p>5,454</text:p>
          </table:table-cell>
          <table:table-cell table:style-name="ce4" office:value-type="string" calcext:value-type="string">
            <text:p>75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49" calcext:value-type="float">
            <text:p>2,84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727" calcext:value-type="float">
            <text:p>3,727</text:p>
          </table:table-cell>
          <table:table-cell table:style-name="ce4" office:value-type="string" calcext:value-type="string">
            <text:p>77.6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7807" calcext:value-type="float">
            <text:p>47,80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752" calcext:value-type="float">
            <text:p>3,752</text:p>
          </table:table-cell>
          <table:table-cell table:style-name="ce3" office:value-type="float" office:value="47507" calcext:value-type="float">
            <text:p>47,50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7948" calcext:value-type="float">
            <text:p>27,94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32475" calcext:value-type="float">
            <text:p>132,475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133992" calcext:value-type="float">
            <text:p>133,9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995" calcext:value-type="float">
            <text:p>133,995</text:p>
          </table:table-cell>
          <table:table-cell table:style-name="ce3" office:value-type="float" office:value="49529" calcext:value-type="float">
            <text:p>49,529</text:p>
          </table:table-cell>
          <table:table-cell table:style-name="ce3" office:value-type="float" office:value="183524" calcext:value-type="float">
            <text:p>183,524</text:p>
          </table:table-cell>
          <table:table-cell table:style-name="ce4" office:value-type="string" calcext:value-type="string">
            <text:p>73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守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781" calcext:value-type="float">
            <text:p>2,781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205" calcext:value-type="float">
            <text:p>3,205</text:p>
          </table:table-cell>
          <table:table-cell table:style-name="ce4" office:value-type="string" calcext:value-type="string">
            <text:p>70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716" calcext:value-type="float">
            <text:p>3,716</text:p>
          </table:table-cell>
          <table:table-cell table:style-name="ce4" office:value-type="string" calcext:value-type="string">
            <text:p>7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294" calcext:value-type="float">
            <text:p>2,294</text:p>
          </table:table-cell>
          <table:table-cell table:style-name="ce4" office:value-type="string" calcext:value-type="string">
            <text:p>70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66" calcext:value-type="float">
            <text:p>4,16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212" calcext:value-type="float">
            <text:p>4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2" calcext:value-type="float">
            <text:p>4,212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6010" calcext:value-type="float">
            <text:p>6,010</text:p>
          </table:table-cell>
          <table:table-cell table:style-name="ce4" office:value-type="string" calcext:value-type="string">
            <text:p>7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聚盛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19" calcext:value-type="float">
            <text:p>91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566" calcext:value-type="float">
            <text:p>3,566</text:p>
          </table:table-cell>
          <table:table-cell table:style-name="ce4" office:value-type="string" calcext:value-type="string">
            <text:p>66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集英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31" calcext:value-type="float">
            <text:p>4,13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83" calcext:value-type="float">
            <text:p>4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3" calcext:value-type="float">
            <text:p>4,183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762" calcext:value-type="float">
            <text:p>5,762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聚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70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340" calcext:value-type="float">
            <text:p>4,340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晴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4710" calcext:value-type="float">
            <text:p>4,710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492" calcext:value-type="float">
            <text:p>3,492</text:p>
          </table:table-cell>
          <table:table-cell table:style-name="ce4" office:value-type="string" calcext:value-type="string">
            <text:p>72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091" calcext:value-type="float">
            <text:p>4,091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劍潭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007" calcext:value-type="float">
            <text:p>3,007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直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67" calcext:value-type="float">
            <text:p>5,26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324" calcext:value-type="float">
            <text:p>5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4" calcext:value-type="float">
            <text:p>5,324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7031" calcext:value-type="float">
            <text:p>7,031</text:p>
          </table:table-cell>
          <table:table-cell table:style-name="ce4" office:value-type="string" calcext:value-type="string">
            <text:p>75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142" calcext:value-type="float">
            <text:p>5,142</text:p>
          </table:table-cell>
          <table:table-cell table:style-name="ce4" office:value-type="string" calcext:value-type="string">
            <text:p>73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96" calcext:value-type="float">
            <text:p>5,59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53" calcext:value-type="float">
            <text:p>5,6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4" calcext:value-type="float">
            <text:p>5,654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7500" calcext:value-type="float">
            <text:p>7,500</text:p>
          </table:table-cell>
          <table:table-cell table:style-name="ce4" office:value-type="string" calcext:value-type="string">
            <text:p>75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泰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56" calcext:value-type="float">
            <text:p>4,6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713" calcext:value-type="float">
            <text:p>4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3" calcext:value-type="float">
            <text:p>4,713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6372" calcext:value-type="float">
            <text:p>6,372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69" calcext:value-type="float">
            <text:p>2,069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喜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200" calcext:value-type="float">
            <text:p>4,200</text:p>
          </table:table-cell>
          <table:table-cell table:style-name="ce4" office:value-type="string" calcext:value-type="string">
            <text:p>73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179" calcext:value-type="float">
            <text:p>4,179</text:p>
          </table:table-cell>
          <table:table-cell table:style-name="ce4" office:value-type="string" calcext:value-type="string">
            <text:p>7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61" calcext:value-type="float">
            <text:p>1,26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56" calcext:value-type="float">
            <text:p>3,8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160" calcext:value-type="float">
            <text:p>5,160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00" calcext:value-type="float">
            <text:p>2,9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874" calcext:value-type="float">
            <text:p>3,874</text:p>
          </table:table-cell>
          <table:table-cell table:style-name="ce4" office:value-type="string" calcext:value-type="string">
            <text:p>7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266" calcext:value-type="float">
            <text:p>4,266</text:p>
          </table:table-cell>
          <table:table-cell table:style-name="ce4" office:value-type="string" calcext:value-type="string">
            <text:p>7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行政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50" calcext:value-type="float">
            <text:p>1,35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6328" calcext:value-type="float">
            <text:p>6,328</text:p>
          </table:table-cell>
          <table:table-cell table:style-name="ce4" office:value-type="string" calcext:value-type="string">
            <text:p>6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行仁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07" calcext:value-type="float">
            <text:p>4,80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880" calcext:value-type="float">
            <text:p>4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0" calcext:value-type="float">
            <text:p>4,880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6491" calcext:value-type="float">
            <text:p>6,491</text:p>
          </table:table-cell>
          <table:table-cell table:style-name="ce4" office:value-type="string" calcext:value-type="string">
            <text:p>75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行孝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722" calcext:value-type="float">
            <text:p>3,722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87" calcext:value-type="float">
            <text:p>4,68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287" calcext:value-type="float">
            <text:p>6,287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寧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26" calcext:value-type="float">
            <text:p>4,22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76" calcext:value-type="float">
            <text:p>4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6" calcext:value-type="float">
            <text:p>4,276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5668" calcext:value-type="float">
            <text:p>5,668</text:p>
          </table:table-cell>
          <table:table-cell table:style-name="ce4" office:value-type="string" calcext:value-type="string">
            <text:p>75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16" calcext:value-type="float">
            <text:p>4,6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6184" calcext:value-type="float">
            <text:p>6,184</text:p>
          </table:table-cell>
          <table:table-cell table:style-name="ce4" office:value-type="string" calcext:value-type="string">
            <text:p>75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5" calcext:value-type="float">
            <text:p>3,3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595" calcext:value-type="float">
            <text:p>4,595</text:p>
          </table:table-cell>
          <table:table-cell table:style-name="ce4" office:value-type="string" calcext:value-type="string">
            <text:p>7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186" calcext:value-type="float">
            <text:p>4,186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亞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613" calcext:value-type="float">
            <text:p>4,613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015" calcext:value-type="float">
            <text:p>3,015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朱馥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722" calcext:value-type="float">
            <text:p>4,722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洲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184" calcext:value-type="float">
            <text:p>4,184</text:p>
          </table:table-cell>
          <table:table-cell table:style-name="ce4" office:value-type="string" calcext:value-type="string">
            <text:p>7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朱園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772" calcext:value-type="float">
            <text:p>3,772</text:p>
          </table:table-cell>
          <table:table-cell table:style-name="ce4" office:value-type="string" calcext:value-type="string">
            <text:p>73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782" calcext:value-type="float">
            <text:p>2,782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朱崙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521" calcext:value-type="float">
            <text:p>2,521</text:p>
          </table:table-cell>
          <table:table-cell table:style-name="ce4" office:value-type="string" calcext:value-type="string">
            <text:p>75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5213" calcext:value-type="float">
            <text:p>5,213</text:p>
          </table:table-cell>
          <table:table-cell table:style-name="ce4" office:value-type="string" calcext:value-type="string">
            <text:p>7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839" calcext:value-type="float">
            <text:p>3,839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松山區</text:p>
          </table:table-cell>
          <table:table-cell table:style-name="ce2"/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7993" calcext:value-type="float">
            <text:p>37,99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46613" calcext:value-type="float">
            <text:p>46,61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4025" calcext:value-type="float">
            <text:p>24,02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16735" calcext:value-type="float">
            <text:p>116,735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117916" calcext:value-type="float">
            <text:p>117,9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922" calcext:value-type="float">
            <text:p>117,922</text:p>
          </table:table-cell>
          <table:table-cell table:style-name="ce3" office:value-type="float" office:value="39787" calcext:value-type="float">
            <text:p>39,787</text:p>
          </table:table-cell>
          <table:table-cell table:style-name="ce3" office:value-type="float" office:value="157709" calcext:value-type="float">
            <text:p>157,709</text:p>
          </table:table-cell>
          <table:table-cell table:style-name="ce4" office:value-type="string" calcext:value-type="string">
            <text:p>74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76" calcext:value-type="float">
            <text:p>1,276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283" calcext:value-type="float">
            <text:p>4,283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65" calcext:value-type="float">
            <text:p>4,7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806" calcext:value-type="float">
            <text:p>4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6" calcext:value-type="float">
            <text:p>4,806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334" calcext:value-type="float">
            <text:p>6,334</text:p>
          </table:table-cell>
          <table:table-cell table:style-name="ce4" office:value-type="string" calcext:value-type="string">
            <text:p>75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21" calcext:value-type="float">
            <text:p>4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1" calcext:value-type="float">
            <text:p>4,121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545" calcext:value-type="float">
            <text:p>5,545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益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2" calcext:value-type="float">
            <text:p>2,9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768" calcext:value-type="float">
            <text:p>3,768</text:p>
          </table:table-cell>
          <table:table-cell table:style-name="ce4" office:value-type="string" calcext:value-type="string">
            <text:p>77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錦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98" calcext:value-type="float">
            <text:p>3,09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230" calcext:value-type="float">
            <text:p>4,230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014" calcext:value-type="float">
            <text:p>4,014</text:p>
          </table:table-cell>
          <table:table-cell table:style-name="ce4" office:value-type="string" calcext:value-type="string">
            <text:p>76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泰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725" calcext:value-type="float">
            <text:p>3,725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5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66" calcext:value-type="float">
            <text:p>4,26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07" calcext:value-type="float">
            <text:p>4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7" calcext:value-type="float">
            <text:p>4,307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756" calcext:value-type="float">
            <text:p>5,756</text:p>
          </table:table-cell>
          <table:table-cell table:style-name="ce4" office:value-type="string" calcext:value-type="string">
            <text:p>74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田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75" calcext:value-type="float">
            <text:p>2,9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12" calcext:value-type="float">
            <text:p>6,31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363" calcext:value-type="float">
            <text:p>6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3" calcext:value-type="float">
            <text:p>6,363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8323" calcext:value-type="float">
            <text:p>8,323</text:p>
          </table:table-cell>
          <table:table-cell table:style-name="ce4" office:value-type="string" calcext:value-type="string">
            <text:p>7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19" calcext:value-type="float">
            <text:p>2,019</text:p>
          </table:table-cell>
          <table:table-cell table:style-name="ce4" office:value-type="string" calcext:value-type="string">
            <text:p>76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420" calcext:value-type="float">
            <text:p>3,420</text:p>
          </table:table-cell>
          <table:table-cell table:style-name="ce4" office:value-type="string" calcext:value-type="string">
            <text:p>75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055" calcext:value-type="float">
            <text:p>5,055</text:p>
          </table:table-cell>
          <table:table-cell table:style-name="ce4" office:value-type="string" calcext:value-type="string">
            <text:p>75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06" calcext:value-type="float">
            <text:p>5,40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51" calcext:value-type="float">
            <text:p>5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1" calcext:value-type="float">
            <text:p>5,451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7215" calcext:value-type="float">
            <text:p>7,215</text:p>
          </table:table-cell>
          <table:table-cell table:style-name="ce4" office:value-type="string" calcext:value-type="string">
            <text:p>75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福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191" calcext:value-type="float">
            <text:p>5,191</text:p>
          </table:table-cell>
          <table:table-cell table:style-name="ce4" office:value-type="string" calcext:value-type="string">
            <text:p>7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基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950" calcext:value-type="float">
            <text:p>2,950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00" calcext:value-type="float">
            <text:p>5,00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076" calcext:value-type="float">
            <text:p>5,0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77" calcext:value-type="float">
            <text:p>5,077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6914" calcext:value-type="float">
            <text:p>6,914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932" calcext:value-type="float">
            <text:p>3,932</text:p>
          </table:table-cell>
          <table:table-cell table:style-name="ce4" office:value-type="string" calcext:value-type="string">
            <text:p>77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183" calcext:value-type="float">
            <text:p>3,1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5" calcext:value-type="float">
            <text:p>5,6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34" calcext:value-type="float">
            <text:p>5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4" calcext:value-type="float">
            <text:p>5,634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7507" calcext:value-type="float">
            <text:p>7,507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541" calcext:value-type="float">
            <text:p>4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1" calcext:value-type="float">
            <text:p>4,541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7084" calcext:value-type="float">
            <text:p>7,084</text:p>
          </table:table-cell>
          <table:table-cell table:style-name="ce4" office:value-type="string" calcext:value-type="string">
            <text:p>6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12" calcext:value-type="float">
            <text:p>4,9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59" calcext:value-type="float">
            <text:p>4,9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60" calcext:value-type="float">
            <text:p>4,96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6653" calcext:value-type="float">
            <text:p>6,653</text:p>
          </table:table-cell>
          <table:table-cell table:style-name="ce4" office:value-type="string" calcext:value-type="string">
            <text:p>7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聚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58" calcext:value-type="float">
            <text:p>4,7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817" calcext:value-type="float">
            <text:p>4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7" calcext:value-type="float">
            <text:p>4,817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6475" calcext:value-type="float">
            <text:p>6,475</text:p>
          </table:table-cell>
          <table:table-cell table:style-name="ce4" office:value-type="string" calcext:value-type="string">
            <text:p>7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5101" calcext:value-type="float">
            <text:p>5,101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21" calcext:value-type="float">
            <text:p>5,42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476" calcext:value-type="float">
            <text:p>5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6" calcext:value-type="float">
            <text:p>5,476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7351" calcext:value-type="float">
            <text:p>7,351</text:p>
          </table:table-cell>
          <table:table-cell table:style-name="ce4" office:value-type="string" calcext:value-type="string">
            <text:p>74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220" calcext:value-type="float">
            <text:p>3,220</text:p>
          </table:table-cell>
          <table:table-cell table:style-name="ce4" office:value-type="string" calcext:value-type="string">
            <text:p>76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726" calcext:value-type="float">
            <text:p>2,726</text:p>
          </table:table-cell>
          <table:table-cell table:style-name="ce4" office:value-type="string" calcext:value-type="string">
            <text:p>7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098" calcext:value-type="float">
            <text:p>3,098</text:p>
          </table:table-cell>
          <table:table-cell table:style-name="ce4" office:value-type="string" calcext:value-type="string">
            <text:p>74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敦化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22" calcext:value-type="float">
            <text:p>4,1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5374" calcext:value-type="float">
            <text:p>5,374</text:p>
          </table:table-cell>
          <table:table-cell table:style-name="ce4" office:value-type="string" calcext:value-type="string">
            <text:p>77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源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684" calcext:value-type="float">
            <text:p>2,684</text:p>
          </table:table-cell>
          <table:table-cell table:style-name="ce4" office:value-type="string" calcext:value-type="string">
            <text:p>75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建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2" calcext:value-type="float">
            <text:p>2,67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603" calcext:value-type="float">
            <text:p>3,603</text:p>
          </table:table-cell>
          <table:table-cell table:style-name="ce4" office:value-type="string" calcext:value-type="string">
            <text:p>75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勢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53" calcext:value-type="float">
            <text:p>3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3" calcext:value-type="float">
            <text:p>3,85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114" calcext:value-type="float">
            <text:p>5,114</text:p>
          </table:table-cell>
          <table:table-cell table:style-name="ce4" office:value-type="string" calcext:value-type="string">
            <text:p>7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09" calcext:value-type="float">
            <text:p>2,109</text:p>
          </table:table-cell>
          <table:table-cell table:style-name="ce4" office:value-type="string" calcext:value-type="string">
            <text:p>75.3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內湖區</text:p>
          </table:table-cell>
          <table:table-cell table:style-name="ce2"/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2674" calcext:value-type="float">
            <text:p>52,67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139" calcext:value-type="float">
            <text:p>5,139</text:p>
          </table:table-cell>
          <table:table-cell table:style-name="ce3" office:value-type="float" office:value="63972" calcext:value-type="float">
            <text:p>63,97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0472" calcext:value-type="float">
            <text:p>40,47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69618" calcext:value-type="float">
            <text:p>169,618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171709" calcext:value-type="float">
            <text:p>171,70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1782" calcext:value-type="float">
            <text:p>171,782</text:p>
          </table:table-cell>
          <table:table-cell table:style-name="ce3" office:value-type="float" office:value="55012" calcext:value-type="float">
            <text:p>55,012</text:p>
          </table:table-cell>
          <table:table-cell table:style-name="ce3" office:value-type="float" office:value="226794" calcext:value-type="float">
            <text:p>226,794</text:p>
          </table:table-cell>
          <table:table-cell table:style-name="ce4" office:value-type="string" calcext:value-type="string">
            <text:p>75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83" calcext:value-type="float">
            <text:p>4,48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552" calcext:value-type="float">
            <text:p>4,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53" calcext:value-type="float">
            <text:p>4,553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5872" calcext:value-type="float">
            <text:p>5,872</text:p>
          </table:table-cell>
          <table:table-cell table:style-name="ce4" office:value-type="string" calcext:value-type="string">
            <text:p>77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22" calcext:value-type="float">
            <text:p>6,02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100" calcext:value-type="float">
            <text:p>6,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01" calcext:value-type="float">
            <text:p>6,101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8055" calcext:value-type="float">
            <text:p>8,055</text:p>
          </table:table-cell>
          <table:table-cell table:style-name="ce4" office:value-type="string" calcext:value-type="string">
            <text:p>7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24" calcext:value-type="float">
            <text:p>4,22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71" calcext:value-type="float">
            <text:p>4,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4" calcext:value-type="float">
            <text:p>4,274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5469" calcext:value-type="float">
            <text:p>5,469</text:p>
          </table:table-cell>
          <table:table-cell table:style-name="ce4" office:value-type="string" calcext:value-type="string">
            <text:p>78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62" calcext:value-type="float">
            <text:p>3,76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11" calcext:value-type="float">
            <text:p>3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1" calcext:value-type="float">
            <text:p>3,81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908" calcext:value-type="float">
            <text:p>4,908</text:p>
          </table:table-cell>
          <table:table-cell table:style-name="ce4" office:value-type="string" calcext:value-type="string">
            <text:p>7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0" calcext:value-type="float">
            <text:p>3,39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381" calcext:value-type="float">
            <text:p>4,381</text:p>
          </table:table-cell>
          <table:table-cell table:style-name="ce4" office:value-type="string" calcext:value-type="string">
            <text:p>77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富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55" calcext:value-type="float">
            <text:p>5,8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917" calcext:value-type="float">
            <text:p>5,9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39" calcext:value-type="float">
            <text:p>5,939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7762" calcext:value-type="float">
            <text:p>7,762</text:p>
          </table:table-cell>
          <table:table-cell table:style-name="ce4" office:value-type="string" calcext:value-type="string">
            <text:p>76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華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88" calcext:value-type="float">
            <text:p>5,58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50" calcext:value-type="float">
            <text:p>5,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0" calcext:value-type="float">
            <text:p>5,650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7331" calcext:value-type="float">
            <text:p>7,331</text:p>
          </table:table-cell>
          <table:table-cell table:style-name="ce4" office:value-type="string" calcext:value-type="string">
            <text:p>77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515" calcext:value-type="float">
            <text:p>5,515</text:p>
          </table:table-cell>
          <table:table-cell table:style-name="ce4" office:value-type="string" calcext:value-type="string">
            <text:p>74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19" calcext:value-type="float">
            <text:p>5,31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377" calcext:value-type="float">
            <text:p>5,3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81" calcext:value-type="float">
            <text:p>5,381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6943" calcext:value-type="float">
            <text:p>6,943</text:p>
          </table:table-cell>
          <table:table-cell table:style-name="ce4" office:value-type="string" calcext:value-type="string">
            <text:p>77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紫星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29" calcext:value-type="float">
            <text:p>5,02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107" calcext:value-type="float">
            <text:p>5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7" calcext:value-type="float">
            <text:p>5,107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6617" calcext:value-type="float">
            <text:p>6,617</text:p>
          </table:table-cell>
          <table:table-cell table:style-name="ce4" office:value-type="string" calcext:value-type="string">
            <text:p>77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462" calcext:value-type="float">
            <text:p>4,462</text:p>
          </table:table-cell>
          <table:table-cell table:style-name="ce4" office:value-type="string" calcext:value-type="string">
            <text:p>7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82" calcext:value-type="float">
            <text:p>3,38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515" calcext:value-type="float">
            <text:p>4,515</text:p>
          </table:table-cell>
          <table:table-cell table:style-name="ce4" office:value-type="string" calcext:value-type="string">
            <text:p>75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瑞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30" calcext:value-type="float">
            <text:p>4,23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5596" calcext:value-type="float">
            <text:p>5,596</text:p>
          </table:table-cell>
          <table:table-cell table:style-name="ce4" office:value-type="string" calcext:value-type="string">
            <text:p>7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山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0" calcext:value-type="float">
            <text:p>4,4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473" calcext:value-type="float">
            <text:p>4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3" calcext:value-type="float">
            <text:p>4,473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5905" calcext:value-type="float">
            <text:p>5,905</text:p>
          </table:table-cell>
          <table:table-cell table:style-name="ce4" office:value-type="string" calcext:value-type="string">
            <text:p>7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紫雲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7" calcext:value-type="float">
            <text:p>3,49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703" calcext:value-type="float">
            <text:p>4,703</text:p>
          </table:table-cell>
          <table:table-cell table:style-name="ce4" office:value-type="string" calcext:value-type="string">
            <text:p>75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白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22" calcext:value-type="float">
            <text:p>5,42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72" calcext:value-type="float">
            <text:p>5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2" calcext:value-type="float">
            <text:p>5,472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7174" calcext:value-type="float">
            <text:p>7,174</text:p>
          </table:table-cell>
          <table:table-cell table:style-name="ce4" office:value-type="string" calcext:value-type="string">
            <text:p>7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葫洲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84" calcext:value-type="float">
            <text:p>4,38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431" calcext:value-type="float">
            <text:p>4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1" calcext:value-type="float">
            <text:p>4,431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839" calcext:value-type="float">
            <text:p>5,839</text:p>
          </table:table-cell>
          <table:table-cell table:style-name="ce4" office:value-type="string" calcext:value-type="string">
            <text:p>7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紫陽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16" calcext:value-type="float">
            <text:p>5,31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389" calcext:value-type="float">
            <text:p>5,3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91" calcext:value-type="float">
            <text:p>5,391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7026" calcext:value-type="float">
            <text:p>7,026</text:p>
          </table:table-cell>
          <table:table-cell table:style-name="ce4" office:value-type="string" calcext:value-type="string">
            <text:p>76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陽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59" calcext:value-type="float">
            <text:p>4,95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032" calcext:value-type="float">
            <text:p>5,0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39" calcext:value-type="float">
            <text:p>5,039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6434" calcext:value-type="float">
            <text:p>6,434</text:p>
          </table:table-cell>
          <table:table-cell table:style-name="ce4" office:value-type="string" calcext:value-type="string">
            <text:p>7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711" calcext:value-type="float">
            <text:p>3,711</text:p>
          </table:table-cell>
          <table:table-cell table:style-name="ce4" office:value-type="string" calcext:value-type="string">
            <text:p>7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分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73" calcext:value-type="float">
            <text:p>6,17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8365" calcext:value-type="float">
            <text:p>8,365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14" calcext:value-type="float">
            <text:p>5,01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077" calcext:value-type="float">
            <text:p>5,0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0" calcext:value-type="float">
            <text:p>5,08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6625" calcext:value-type="float">
            <text:p>6,625</text:p>
          </table:table-cell>
          <table:table-cell table:style-name="ce4" office:value-type="string" calcext:value-type="string">
            <text:p>7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康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24" calcext:value-type="float">
            <text:p>4,72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769" calcext:value-type="float">
            <text:p>4,7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73" calcext:value-type="float">
            <text:p>4,773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6376" calcext:value-type="float">
            <text:p>6,376</text:p>
          </table:table-cell>
          <table:table-cell table:style-name="ce4" office:value-type="string" calcext:value-type="string">
            <text:p>74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溝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871" calcext:value-type="float">
            <text:p>3,871</text:p>
          </table:table-cell>
          <table:table-cell table:style-name="ce4" office:value-type="string" calcext:value-type="string">
            <text:p>76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週美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8" calcext:value-type="float">
            <text:p>5,65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736" calcext:value-type="float">
            <text:p>5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37" calcext:value-type="float">
            <text:p>5,737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7570" calcext:value-type="float">
            <text:p>7,570</text:p>
          </table:table-cell>
          <table:table-cell table:style-name="ce4" office:value-type="string" calcext:value-type="string">
            <text:p>75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行善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87" calcext:value-type="float">
            <text:p>4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7" calcext:value-type="float">
            <text:p>4,58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6011" calcext:value-type="float">
            <text:p>6,011</text:p>
          </table:table-cell>
          <table:table-cell table:style-name="ce4" office:value-type="string" calcext:value-type="string">
            <text:p>76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467" calcext:value-type="float">
            <text:p>3,467</text:p>
          </table:table-cell>
          <table:table-cell table:style-name="ce4" office:value-type="string" calcext:value-type="string">
            <text:p>73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85" calcext:value-type="float">
            <text:p>4,58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640" calcext:value-type="float">
            <text:p>4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0" calcext:value-type="float">
            <text:p>4,640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7361" calcext:value-type="float">
            <text:p>7,361</text:p>
          </table:table-cell>
          <table:table-cell table:style-name="ce4" office:value-type="string" calcext:value-type="string">
            <text:p>6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元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98" calcext:value-type="float">
            <text:p>3,99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046" calcext:value-type="float">
            <text:p>4,0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9" calcext:value-type="float">
            <text:p>4,049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5425" calcext:value-type="float">
            <text:p>5,425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湖里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37" calcext:value-type="float">
            <text:p>4,63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695" calcext:value-type="float">
            <text:p>4,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6142" calcext:value-type="float">
            <text:p>6,142</text:p>
          </table:table-cell>
          <table:table-cell table:style-name="ce4" office:value-type="string" calcext:value-type="string">
            <text:p>76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湖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92" calcext:value-type="float">
            <text:p>3,89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33" calcext:value-type="float">
            <text:p>3,9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34" calcext:value-type="float">
            <text:p>3,934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199" calcext:value-type="float">
            <text:p>5,199</text:p>
          </table:table-cell>
          <table:table-cell table:style-name="ce4" office:value-type="string" calcext:value-type="string">
            <text:p>7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24" calcext:value-type="float">
            <text:p>1,22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51" calcext:value-type="float">
            <text:p>3,351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459" calcext:value-type="float">
            <text:p>4,459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81" calcext:value-type="float">
            <text:p>5,98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044" calcext:value-type="float">
            <text:p>6,0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45" calcext:value-type="float">
            <text:p>6,045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7955" calcext:value-type="float">
            <text:p>7,955</text:p>
          </table:table-cell>
          <table:table-cell table:style-name="ce4" office:value-type="string" calcext:value-type="string">
            <text:p>7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寧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50" calcext:value-type="float">
            <text:p>5,2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98" calcext:value-type="float">
            <text:p>5,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99" calcext:value-type="float">
            <text:p>5,299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7067" calcext:value-type="float">
            <text:p>7,067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48" calcext:value-type="float">
            <text:p>3,2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97" calcext:value-type="float">
            <text:p>3,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282" calcext:value-type="float">
            <text:p>4,282</text:p>
          </table:table-cell>
          <table:table-cell table:style-name="ce4" office:value-type="string" calcext:value-type="string">
            <text:p>77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蘆洲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9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麗山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97" calcext:value-type="float">
            <text:p>3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7" calcext:value-type="float">
            <text:p>3,697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856" calcext:value-type="float">
            <text:p>4,856</text:p>
          </table:table-cell>
          <table:table-cell table:style-name="ce4" office:value-type="string" calcext:value-type="string">
            <text:p>76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湖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71" calcext:value-type="float">
            <text:p>5,97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031" calcext:value-type="float">
            <text:p>6,0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33" calcext:value-type="float">
            <text:p>6,033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7980" calcext:value-type="float">
            <text:p>7,980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湖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49" calcext:value-type="float">
            <text:p>3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9" calcext:value-type="float">
            <text:p>3,449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525" calcext:value-type="float">
            <text:p>4,525</text:p>
          </table:table-cell>
          <table:table-cell table:style-name="ce4" office:value-type="string" calcext:value-type="string">
            <text:p>76.2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港區</text:p>
          </table:table-cell>
          <table:table-cell table:style-name="ce2"/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467" calcext:value-type="float">
            <text:p>22,46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26180" calcext:value-type="float">
            <text:p>26,18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7183" calcext:value-type="float">
            <text:p>17,18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1082" calcext:value-type="float">
            <text:p>71,082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72206" calcext:value-type="float">
            <text:p>72,2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213" calcext:value-type="float">
            <text:p>72,213</text:p>
          </table:table-cell>
          <table:table-cell table:style-name="ce3" office:value-type="float" office:value="23961" calcext:value-type="float">
            <text:p>23,961</text:p>
          </table:table-cell>
          <table:table-cell table:style-name="ce3" office:value-type="float" office:value="96174" calcext:value-type="float">
            <text:p>96,174</text:p>
          </table:table-cell>
          <table:table-cell table:style-name="ce4" office:value-type="string" calcext:value-type="string">
            <text:p>7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81" calcext:value-type="float">
            <text:p>3,5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26" calcext:value-type="float">
            <text:p>3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6" calcext:value-type="float">
            <text:p>3,626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5368" calcext:value-type="float">
            <text:p>5,368</text:p>
          </table:table-cell>
          <table:table-cell table:style-name="ce4" office:value-type="string" calcext:value-type="string">
            <text:p>67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903" calcext:value-type="float">
            <text:p>2,903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19" calcext:value-type="float">
            <text:p>4,6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673" calcext:value-type="float">
            <text:p>4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3" calcext:value-type="float">
            <text:p>4,673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312" calcext:value-type="float">
            <text:p>6,312</text:p>
          </table:table-cell>
          <table:table-cell table:style-name="ce4" office:value-type="string" calcext:value-type="string">
            <text:p>74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157" calcext:value-type="float">
            <text:p>3,157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研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27" calcext:value-type="float">
            <text:p>5,62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24" calcext:value-type="float">
            <text:p>5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4" calcext:value-type="float">
            <text:p>5,724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7512" calcext:value-type="float">
            <text:p>7,512</text:p>
          </table:table-cell>
          <table:table-cell table:style-name="ce4" office:value-type="string" calcext:value-type="string">
            <text:p>76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32" calcext:value-type="float">
            <text:p>3,83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897" calcext:value-type="float">
            <text:p>3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7" calcext:value-type="float">
            <text:p>3,897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228" calcext:value-type="float">
            <text:p>5,228</text:p>
          </table:table-cell>
          <table:table-cell table:style-name="ce4" office:value-type="string" calcext:value-type="string">
            <text:p>7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莊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70" calcext:value-type="float">
            <text:p>5,27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365" calcext:value-type="float">
            <text:p>5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5" calcext:value-type="float">
            <text:p>5,365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7466" calcext:value-type="float">
            <text:p>7,466</text:p>
          </table:table-cell>
          <table:table-cell table:style-name="ce4" office:value-type="string" calcext:value-type="string">
            <text:p>71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21" calcext:value-type="float">
            <text:p>1,42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91" calcext:value-type="float">
            <text:p>4,19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58" calcext:value-type="float">
            <text:p>4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8" calcext:value-type="float">
            <text:p>4,258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5703" calcext:value-type="float">
            <text:p>5,703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93" calcext:value-type="float">
            <text:p>1,393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828" calcext:value-type="float">
            <text:p>3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8" calcext:value-type="float">
            <text:p>3,828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990" calcext:value-type="float">
            <text:p>4,990</text:p>
          </table:table-cell>
          <table:table-cell table:style-name="ce4" office:value-type="string" calcext:value-type="string">
            <text:p>76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701" calcext:value-type="float">
            <text:p>4,701</text:p>
          </table:table-cell>
          <table:table-cell table:style-name="ce4" office:value-type="string" calcext:value-type="string">
            <text:p>75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新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22" calcext:value-type="float">
            <text:p>2,82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757" calcext:value-type="float">
            <text:p>3,757</text:p>
          </table:table-cell>
          <table:table-cell table:style-name="ce4" office:value-type="string" calcext:value-type="string">
            <text:p>7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71" calcext:value-type="float">
            <text:p>2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1" calcext:value-type="float">
            <text:p>2,97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904" calcext:value-type="float">
            <text:p>3,904</text:p>
          </table:table-cell>
          <table:table-cell table:style-name="ce4" office:value-type="string" calcext:value-type="string">
            <text:p>76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4" calcext:value-type="float">
            <text:p>4,04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5474" calcext:value-type="float">
            <text:p>5,474</text:p>
          </table:table-cell>
          <table:table-cell table:style-name="ce4" office:value-type="string" calcext:value-type="string">
            <text:p>74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43" calcext:value-type="float">
            <text:p>3,143</text:p>
          </table:table-cell>
          <table:table-cell table:style-name="ce4" office:value-type="string" calcext:value-type="string">
            <text:p>7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聯成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29" calcext:value-type="float">
            <text:p>3,0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968" calcext:value-type="float">
            <text:p>3,968</text:p>
          </table:table-cell>
          <table:table-cell table:style-name="ce4" office:value-type="string" calcext:value-type="string">
            <text:p>76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576" calcext:value-type="float">
            <text:p>3,576</text:p>
          </table:table-cell>
          <table:table-cell table:style-name="ce4" office:value-type="string" calcext:value-type="string">
            <text:p>7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鴻福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749" calcext:value-type="float">
            <text:p>3,749</text:p>
          </table:table-cell>
          <table:table-cell table:style-name="ce4" office:value-type="string" calcext:value-type="string">
            <text:p>76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397" calcext:value-type="float">
            <text:p>4,397</text:p>
          </table:table-cell>
          <table:table-cell table:style-name="ce4" office:value-type="string" calcext:value-type="string">
            <text:p>7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72" calcext:value-type="float">
            <text:p>4,67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6173" calcext:value-type="float">
            <text:p>6,173</text:p>
          </table:table-cell>
          <table:table-cell table:style-name="ce4" office:value-type="string" calcext:value-type="string">
            <text:p>76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82" calcext:value-type="float">
            <text:p>3,58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693" calcext:value-type="float">
            <text:p>4,693</text:p>
          </table:table-cell>
          <table:table-cell table:style-name="ce4" office:value-type="string" calcext:value-type="string">
            <text:p>77.4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萬華區</text:p>
          </table:table-cell>
          <table:table-cell table:style-name="ce2"/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8390" calcext:value-type="float">
            <text:p>38,39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471" calcext:value-type="float">
            <text:p>2,471</text:p>
          </table:table-cell>
          <table:table-cell table:style-name="ce3" office:value-type="float" office:value="38511" calcext:value-type="float">
            <text:p>38,51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354" calcext:value-type="float">
            <text:p>24,3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8620" calcext:value-type="float">
            <text:p>108,62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110618" calcext:value-type="float">
            <text:p>110,6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633" calcext:value-type="float">
            <text:p>110,633</text:p>
          </table:table-cell>
          <table:table-cell table:style-name="ce3" office:value-type="float" office:value="41371" calcext:value-type="float">
            <text:p>41,371</text:p>
          </table:table-cell>
          <table:table-cell table:style-name="ce3" office:value-type="float" office:value="152004" calcext:value-type="float">
            <text:p>152,004</text:p>
          </table:table-cell>
          <table:table-cell table:style-name="ce4" office:value-type="string" calcext:value-type="string">
            <text:p>7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96" calcext:value-type="float">
            <text:p>3,09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488" calcext:value-type="float">
            <text:p>4,488</text:p>
          </table:table-cell>
          <table:table-cell table:style-name="ce4" office:value-type="string" calcext:value-type="string">
            <text:p>70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6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073" calcext:value-type="float">
            <text:p>3,073</text:p>
          </table:table-cell>
          <table:table-cell table:style-name="ce4" office:value-type="string" calcext:value-type="string">
            <text:p>68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起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357" calcext:value-type="float">
            <text:p>4,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8" calcext:value-type="float">
            <text:p>4,358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995" calcext:value-type="float">
            <text:p>5,995</text:p>
          </table:table-cell>
          <table:table-cell table:style-name="ce4" office:value-type="string" calcext:value-type="string">
            <text:p>7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25" calcext:value-type="float">
            <text:p>3,72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799" calcext:value-type="float">
            <text:p>3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9" calcext:value-type="float">
            <text:p>3,799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5086" calcext:value-type="float">
            <text:p>5,086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123" calcext:value-type="float">
            <text:p>5,123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160" calcext:value-type="float">
            <text:p>4,160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音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328" calcext:value-type="float">
            <text:p>3,328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025" calcext:value-type="float">
            <text:p>4,025</text:p>
          </table:table-cell>
          <table:table-cell table:style-name="ce4" office:value-type="string" calcext:value-type="string">
            <text:p>7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2279" calcext:value-type="float">
            <text:p>2,279</text:p>
          </table:table-cell>
          <table:table-cell table:style-name="ce3" office:value-type="float" office:value="5239" calcext:value-type="float">
            <text:p>5,239</text:p>
          </table:table-cell>
          <table:table-cell table:style-name="ce4" office:value-type="string" calcext:value-type="string">
            <text:p>56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鄉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249" calcext:value-type="float">
            <text:p>4,249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92" calcext:value-type="float">
            <text:p>4,99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92" calcext:value-type="float">
            <text:p>5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2" calcext:value-type="float">
            <text:p>5,092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6964" calcext:value-type="float">
            <text:p>6,964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糖廍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47" calcext:value-type="float">
            <text:p>1,04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552" calcext:value-type="float">
            <text:p>4,552</text:p>
          </table:table-cell>
          <table:table-cell table:style-name="ce4" office:value-type="string" calcext:value-type="string">
            <text:p>74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綠堤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566" calcext:value-type="float">
            <text:p>3,566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碩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06" calcext:value-type="float">
            <text:p>4,30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82" calcext:value-type="float">
            <text:p>4,3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83" calcext:value-type="float">
            <text:p>4,383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5762" calcext:value-type="float">
            <text:p>5,762</text:p>
          </table:table-cell>
          <table:table-cell table:style-name="ce4" office:value-type="string" calcext:value-type="string">
            <text:p>76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959" calcext:value-type="float">
            <text:p>3,959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26" calcext:value-type="float">
            <text:p>3,92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442" calcext:value-type="float">
            <text:p>5,442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5175" calcext:value-type="float">
            <text:p>5,175</text:p>
          </table:table-cell>
          <table:table-cell table:style-name="ce4" office:value-type="string" calcext:value-type="string">
            <text:p>70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全德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464" calcext:value-type="float">
            <text:p>3,464</text:p>
          </table:table-cell>
          <table:table-cell table:style-name="ce4" office:value-type="string" calcext:value-type="string">
            <text:p>7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日善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931" calcext:value-type="float">
            <text:p>2,931</text:p>
          </table:table-cell>
          <table:table-cell table:style-name="ce4" office:value-type="string" calcext:value-type="string">
            <text:p>75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721" calcext:value-type="float">
            <text:p>3,721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德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575" calcext:value-type="float">
            <text:p>4,575</text:p>
          </table:table-cell>
          <table:table-cell table:style-name="ce4" office:value-type="string" calcext:value-type="string">
            <text:p>7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5" calcext:value-type="float">
            <text:p>56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88" calcext:value-type="float">
            <text:p>2,688</text:p>
          </table:table-cell>
          <table:table-cell table:style-name="ce4" office:value-type="string" calcext:value-type="string">
            <text:p>7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074" calcext:value-type="float">
            <text:p>4,074</text:p>
          </table:table-cell>
          <table:table-cell table:style-name="ce4" office:value-type="string" calcext:value-type="string">
            <text:p>73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銘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40" calcext:value-type="float">
            <text:p>2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0" calcext:value-type="float">
            <text:p>2,84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847" calcext:value-type="float">
            <text:p>3,847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德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德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943" calcext:value-type="float">
            <text:p>2,943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32" calcext:value-type="float">
            <text:p>3,73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5022" calcext:value-type="float">
            <text:p>5,022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757" calcext:value-type="float">
            <text:p>3,757</text:p>
          </table:table-cell>
          <table:table-cell table:style-name="ce4" office:value-type="string" calcext:value-type="string">
            <text:p>70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日祥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067" calcext:value-type="float">
            <text:p>5,067</text:p>
          </table:table-cell>
          <table:table-cell table:style-name="ce4" office:value-type="string" calcext:value-type="string">
            <text:p>74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997" calcext:value-type="float">
            <text:p>3,997</text:p>
          </table:table-cell>
          <table:table-cell table:style-name="ce4" office:value-type="string" calcext:value-type="string">
            <text:p>73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忠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954" calcext:value-type="float">
            <text:p>2,954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38" calcext:value-type="float">
            <text:p>5,23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315" calcext:value-type="float">
            <text:p>5,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17" calcext:value-type="float">
            <text:p>5,317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6903" calcext:value-type="float">
            <text:p>6,903</text:p>
          </table:table-cell>
          <table:table-cell table:style-name="ce4" office:value-type="string" calcext:value-type="string">
            <text:p>77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4873" calcext:value-type="float">
            <text:p>4,873</text:p>
          </table:table-cell>
          <table:table-cell table:style-name="ce4" office:value-type="string" calcext:value-type="string">
            <text:p>6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凌霄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026" calcext:value-type="float">
            <text:p>3,026</text:p>
          </table:table-cell>
          <table:table-cell table:style-name="ce4" office:value-type="string" calcext:value-type="string">
            <text:p>74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騰雲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48" calcext:value-type="float">
            <text:p>2,548</text:p>
          </table:table-cell>
          <table:table-cell table:style-name="ce4" office:value-type="string" calcext:value-type="string">
            <text:p>78.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560" calcext:value-type="float">
            <text:p>27,56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33720" calcext:value-type="float">
            <text:p>33,72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9786" calcext:value-type="float">
            <text:p>19,7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7677" calcext:value-type="float">
            <text:p>87,67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88718" calcext:value-type="float">
            <text:p>88,7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723" calcext:value-type="float">
            <text:p>88,723</text:p>
          </table:table-cell>
          <table:table-cell table:style-name="ce3" office:value-type="float" office:value="31204" calcext:value-type="float">
            <text:p>31,204</text:p>
          </table:table-cell>
          <table:table-cell table:style-name="ce3" office:value-type="float" office:value="119927" calcext:value-type="float">
            <text:p>119,927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功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03" calcext:value-type="float">
            <text:p>3,70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5040" calcext:value-type="float">
            <text:p>5,040</text:p>
          </table:table-cell>
          <table:table-cell table:style-name="ce4" office:value-type="string" calcext:value-type="string">
            <text:p>7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901" calcext:value-type="float">
            <text:p>3,901</text:p>
          </table:table-cell>
          <table:table-cell table:style-name="ce4" office:value-type="string" calcext:value-type="string">
            <text:p>7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697" calcext:value-type="float">
            <text:p>2,697</text:p>
          </table:table-cell>
          <table:table-cell table:style-name="ce4" office:value-type="string" calcext:value-type="string">
            <text:p>74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勤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246" calcext:value-type="float">
            <text:p>5,246</text:p>
          </table:table-cell>
          <table:table-cell table:style-name="ce4" office:value-type="string" calcext:value-type="string">
            <text:p>71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廈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352" calcext:value-type="float">
            <text:p>3,352</text:p>
          </table:table-cell>
          <table:table-cell table:style-name="ce4" office:value-type="string" calcext:value-type="string">
            <text:p>75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愛國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508" calcext:value-type="float">
            <text:p>2,508</text:p>
          </table:table-cell>
          <table:table-cell table:style-name="ce4" office:value-type="string" calcext:value-type="string">
            <text:p>76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71" calcext:value-type="float">
            <text:p>2,471</text:p>
          </table:table-cell>
          <table:table-cell table:style-name="ce4" office:value-type="string" calcext:value-type="string">
            <text:p>7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福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57" calcext:value-type="float">
            <text:p>6,6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721" calcext:value-type="float">
            <text:p>6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1" calcext:value-type="float">
            <text:p>6,721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8772" calcext:value-type="float">
            <text:p>8,772</text:p>
          </table:table-cell>
          <table:table-cell table:style-name="ce4" office:value-type="string" calcext:value-type="string">
            <text:p>76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989" calcext:value-type="float">
            <text:p>3,989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營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904" calcext:value-type="float">
            <text:p>4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4" calcext:value-type="float">
            <text:p>4,904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493" calcext:value-type="float">
            <text:p>6,493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7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053" calcext:value-type="float">
            <text:p>3,053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575" calcext:value-type="float">
            <text:p>2,575</text:p>
          </table:table-cell>
          <table:table-cell table:style-name="ce4" office:value-type="string" calcext:value-type="string">
            <text:p>6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614" calcext:value-type="float">
            <text:p>2,614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4842" calcext:value-type="float">
            <text:p>4,842</text:p>
          </table:table-cell>
          <table:table-cell table:style-name="ce4" office:value-type="string" calcext:value-type="string">
            <text:p>6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幸市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643" calcext:value-type="float">
            <text:p>3,643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5" calcext:value-type="float">
            <text:p>2,2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494" calcext:value-type="float">
            <text:p>4,494</text:p>
          </table:table-cell>
          <table:table-cell table:style-name="ce4" office:value-type="string" calcext:value-type="string">
            <text:p>73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祥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67" calcext:value-type="float">
            <text:p>4,56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613" calcext:value-type="float">
            <text:p>4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3" calcext:value-type="float">
            <text:p>4,613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6098" calcext:value-type="float">
            <text:p>6,098</text:p>
          </table:table-cell>
          <table:table-cell table:style-name="ce4" office:value-type="string" calcext:value-type="string">
            <text:p>7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89" calcext:value-type="float">
            <text:p>4,9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41" calcext:value-type="float">
            <text:p>5,0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42" calcext:value-type="float">
            <text:p>5,04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6845" calcext:value-type="float">
            <text:p>6,845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462" calcext:value-type="float">
            <text:p>2,462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水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955" calcext:value-type="float">
            <text:p>1,955</text:p>
          </table:table-cell>
          <table:table-cell table:style-name="ce4" office:value-type="string" calcext:value-type="string">
            <text:p>7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盛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183" calcext:value-type="float">
            <text:p>2,183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714" calcext:value-type="float">
            <text:p>3,714</text:p>
          </table:table-cell>
          <table:table-cell table:style-name="ce4" office:value-type="string" calcext:value-type="string">
            <text:p>7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東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5002" calcext:value-type="float">
            <text:p>5,002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734" calcext:value-type="float">
            <text:p>4,734</text:p>
          </table:table-cell>
          <table:table-cell table:style-name="ce4" office:value-type="string" calcext:value-type="string">
            <text:p>74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板溪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螢圃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1" calcext:value-type="float">
            <text:p>3,4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665" calcext:value-type="float">
            <text:p>4,665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螢雪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471" calcext:value-type="float">
            <text:p>3,471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3287" calcext:value-type="float">
            <text:p>53,28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132" calcext:value-type="float">
            <text:p>5,132</text:p>
          </table:table-cell>
          <table:table-cell table:style-name="ce3" office:value-type="float" office:value="70798" calcext:value-type="float">
            <text:p>70,79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3797" calcext:value-type="float">
            <text:p>33,7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70375" calcext:value-type="float">
            <text:p>170,375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72157" calcext:value-type="float">
            <text:p>172,1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2187" calcext:value-type="float">
            <text:p>172,187</text:p>
          </table:table-cell>
          <table:table-cell table:style-name="ce3" office:value-type="float" office:value="63356" calcext:value-type="float">
            <text:p>63,356</text:p>
          </table:table-cell>
          <table:table-cell table:style-name="ce3" office:value-type="float" office:value="235543" calcext:value-type="float">
            <text:p>235,543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493" calcext:value-type="float">
            <text:p>4,493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250" calcext:value-type="float">
            <text:p>4,250</text:p>
          </table:table-cell>
          <table:table-cell table:style-name="ce4" office:value-type="string" calcext:value-type="string">
            <text:p>75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15" calcext:value-type="float">
            <text:p>3,91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954" calcext:value-type="float">
            <text:p>3,9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57" calcext:value-type="float">
            <text:p>3,957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243" calcext:value-type="float">
            <text:p>5,243</text:p>
          </table:table-cell>
          <table:table-cell table:style-name="ce4" office:value-type="string" calcext:value-type="string">
            <text:p>75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炤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6460" calcext:value-type="float">
            <text:p>6,460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67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村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555" calcext:value-type="float">
            <text:p>4,555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輝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56" calcext:value-type="float">
            <text:p>3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6" calcext:value-type="float">
            <text:p>3,956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5508" calcext:value-type="float">
            <text:p>5,508</text:p>
          </table:table-cell>
          <table:table-cell table:style-name="ce4" office:value-type="string" calcext:value-type="string">
            <text:p>7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98" calcext:value-type="float">
            <text:p>2,598</text:p>
          </table:table-cell>
          <table:table-cell table:style-name="ce4" office:value-type="string" calcext:value-type="string">
            <text:p>70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誠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272" calcext:value-type="float">
            <text:p>3,272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武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99" calcext:value-type="float">
            <text:p>4,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01" calcext:value-type="float">
            <text:p>4,301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6101" calcext:value-type="float">
            <text:p>6,101</text:p>
          </table:table-cell>
          <table:table-cell table:style-name="ce4" office:value-type="string" calcext:value-type="string">
            <text:p>70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坡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527" calcext:value-type="float">
            <text:p>4,527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942" calcext:value-type="float">
            <text:p>3,942</text:p>
          </table:table-cell>
          <table:table-cell table:style-name="ce4" office:value-type="string" calcext:value-type="string">
            <text:p>7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風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368" calcext:value-type="float">
            <text:p>3,368</text:p>
          </table:table-cell>
          <table:table-cell table:style-name="ce4" office:value-type="string" calcext:value-type="string">
            <text:p>74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莊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26" calcext:value-type="float">
            <text:p>4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6" calcext:value-type="float">
            <text:p>4,426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033" calcext:value-type="float">
            <text:p>6,033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88" calcext:value-type="float">
            <text:p>3,788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6282" calcext:value-type="float">
            <text:p>6,282</text:p>
          </table:table-cell>
          <table:table-cell table:style-name="ce4" office:value-type="string" calcext:value-type="string">
            <text:p>6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5" calcext:value-type="float">
            <text:p>3,50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697" calcext:value-type="float">
            <text:p>4,697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7" calcext:value-type="float">
            <text:p>3,52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850" calcext:value-type="float">
            <text:p>4,850</text:p>
          </table:table-cell>
          <table:table-cell table:style-name="ce4" office:value-type="string" calcext:value-type="string">
            <text:p>73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889" calcext:value-type="float">
            <text:p>2,889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20" calcext:value-type="float">
            <text:p>2,920</text:p>
          </table:table-cell>
          <table:table-cell table:style-name="ce4" office:value-type="string" calcext:value-type="string">
            <text:p>7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泰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39" calcext:value-type="float">
            <text:p>2,939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4524" calcext:value-type="float">
            <text:p>4,524</text:p>
          </table:table-cell>
          <table:table-cell table:style-name="ce4" office:value-type="string" calcext:value-type="string">
            <text:p>77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圖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86" calcext:value-type="float">
            <text:p>3,98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5" calcext:value-type="float">
            <text:p>4,025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491" calcext:value-type="float">
            <text:p>5,491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龍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5453" calcext:value-type="float">
            <text:p>5,453</text:p>
          </table:table-cell>
          <table:table-cell table:style-name="ce4" office:value-type="string" calcext:value-type="string">
            <text:p>76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陣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842" calcext:value-type="float">
            <text:p>2,842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雲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787" calcext:value-type="float">
            <text:p>3,787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生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1" calcext:value-type="float">
            <text:p>3,9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79" calcext:value-type="float">
            <text:p>3,9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236" calcext:value-type="float">
            <text:p>5,236</text:p>
          </table:table-cell>
          <table:table-cell table:style-name="ce4" office:value-type="string" calcext:value-type="string">
            <text:p>75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住安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132" calcext:value-type="float">
            <text:p>4,132</text:p>
          </table:table-cell>
          <table:table-cell table:style-name="ce4" office:value-type="string" calcext:value-type="string">
            <text:p>71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7" calcext:value-type="float">
            <text:p>3,147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385" calcext:value-type="float">
            <text:p>4,385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83" calcext:value-type="float">
            <text:p>3,58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639" calcext:value-type="float">
            <text:p>3,6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018" calcext:value-type="float">
            <text:p>5,018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安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242" calcext:value-type="float">
            <text:p>3,24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448" calcext:value-type="float">
            <text:p>4,448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445" calcext:value-type="float">
            <text:p>3,445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法治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712" calcext:value-type="float">
            <text:p>3,712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582" calcext:value-type="float">
            <text:p>3,582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群賢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05" calcext:value-type="float">
            <text:p>3,405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4646" calcext:value-type="float">
            <text:p>4,646</text:p>
          </table:table-cell>
          <table:table-cell table:style-name="ce4" office:value-type="string" calcext:value-type="string">
            <text:p>7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群英里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79" calcext:value-type="float">
            <text:p>4,2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785" calcext:value-type="float">
            <text:p>5,785</text:p>
          </table:table-cell>
          <table:table-cell table:style-name="ce4" office:value-type="string" calcext:value-type="string">
            <text:p>74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嘯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86" calcext:value-type="float">
            <text:p>98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054" calcext:value-type="float">
            <text:p>3,054</text:p>
          </table:table-cell>
          <table:table-cell table:style-name="ce4" office:value-type="string" calcext:value-type="string">
            <text:p>7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臥龍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6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淵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52" calcext:value-type="float">
            <text:p>5,3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401" calcext:value-type="float">
            <text:p>5,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1" calcext:value-type="float">
            <text:p>5,401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7191" calcext:value-type="float">
            <text:p>7,191</text:p>
          </table:table-cell>
          <table:table-cell table:style-name="ce4" office:value-type="string" calcext:value-type="string">
            <text:p>7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396" calcext:value-type="float">
            <text:p>3,396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04" calcext:value-type="float">
            <text:p>5,10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51" calcext:value-type="float">
            <text:p>5,151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6906" calcext:value-type="float">
            <text:p>6,906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芳和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35" calcext:value-type="float">
            <text:p>3,4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709" calcext:value-type="float">
            <text:p>4,709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元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95" calcext:value-type="float">
            <text:p>3,39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515" calcext:value-type="float">
            <text:p>4,515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孝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66" calcext:value-type="float">
            <text:p>4,76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823" calcext:value-type="float">
            <text:p>4,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6339" calcext:value-type="float">
            <text:p>6,339</text:p>
          </table:table-cell>
          <table:table-cell table:style-name="ce4" office:value-type="string" calcext:value-type="string">
            <text:p>76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和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873" calcext:value-type="float">
            <text:p>3,873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倫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901" calcext:value-type="float">
            <text:p>4,901</text:p>
          </table:table-cell>
          <table:table-cell table:style-name="ce4" office:value-type="string" calcext:value-type="string">
            <text:p>6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敦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917" calcext:value-type="float">
            <text:p>4,917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聲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682" calcext:value-type="float">
            <text:p>3,682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敦煌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4836" calcext:value-type="float">
            <text:p>4,836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352" calcext:value-type="float">
            <text:p>3,352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車層里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008" calcext:value-type="float">
            <text:p>5,008</text:p>
          </table:table-cell>
          <table:table-cell table:style-name="ce4" office:value-type="string" calcext:value-type="string">
            <text:p>71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信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32" calcext:value-type="float">
            <text:p>4,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3" calcext:value-type="float">
            <text:p>4,333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874" calcext:value-type="float">
            <text:p>5,874</text:p>
          </table:table-cell>
          <table:table-cell table:style-name="ce4" office:value-type="string" calcext:value-type="string">
            <text:p>73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31" calcext:value-type="float">
            <text:p>1,931</text:p>
          </table:table-cell>
          <table:table-cell table:style-name="ce4" office:value-type="string" calcext:value-type="string">
            <text:p>71.4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0634" calcext:value-type="float">
            <text:p>40,63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02" calcext:value-type="float">
            <text:p>3,602</text:p>
          </table:table-cell>
          <table:table-cell table:style-name="ce3" office:value-type="float" office:value="52304" calcext:value-type="float">
            <text:p>52,30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7131" calcext:value-type="float">
            <text:p>27,13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8957" calcext:value-type="float">
            <text:p>128,957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30649" calcext:value-type="float">
            <text:p>130,6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0674" calcext:value-type="float">
            <text:p>130,674</text:p>
          </table:table-cell>
          <table:table-cell table:style-name="ce3" office:value-type="float" office:value="46230" calcext:value-type="float">
            <text:p>46,230</text:p>
          </table:table-cell>
          <table:table-cell table:style-name="ce3" office:value-type="float" office:value="176904" calcext:value-type="float">
            <text:p>176,904</text:p>
          </table:table-cell>
          <table:table-cell table:style-name="ce4" office:value-type="string" calcext:value-type="string">
            <text:p>73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村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661" calcext:value-type="float">
            <text:p>3,661</text:p>
          </table:table-cell>
          <table:table-cell table:style-name="ce4" office:value-type="string" calcext:value-type="string">
            <text:p>77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57" calcext:value-type="float">
            <text:p>2,6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613" calcext:value-type="float">
            <text:p>3,613</text:p>
          </table:table-cell>
          <table:table-cell table:style-name="ce4" office:value-type="string" calcext:value-type="string">
            <text:p>74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144" calcext:value-type="float">
            <text:p>2,144</text:p>
          </table:table-cell>
          <table:table-cell table:style-name="ce4" office:value-type="string" calcext:value-type="string">
            <text:p>67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29" calcext:value-type="float">
            <text:p>2,829</text:p>
          </table:table-cell>
          <table:table-cell table:style-name="ce4" office:value-type="string" calcext:value-type="string">
            <text:p>70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雅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584" calcext:value-type="float">
            <text:p>4,584</text:p>
          </table:table-cell>
          <table:table-cell table:style-name="ce4" office:value-type="string" calcext:value-type="string">
            <text:p>72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敦厚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148" calcext:value-type="float">
            <text:p>4,148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居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4" calcext:value-type="float">
            <text:p>4,50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557" calcext:value-type="float">
            <text:p>4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7" calcext:value-type="float">
            <text:p>4,557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6010" calcext:value-type="float">
            <text:p>6,010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01" calcext:value-type="float">
            <text:p>6,10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63" calcext:value-type="float">
            <text:p>6,1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7" calcext:value-type="float">
            <text:p>6,167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8323" calcext:value-type="float">
            <text:p>8,323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藝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995" calcext:value-type="float">
            <text:p>2,995</text:p>
          </table:table-cell>
          <table:table-cell table:style-name="ce4" office:value-type="string" calcext:value-type="string">
            <text:p>75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雅祥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179" calcext:value-type="float">
            <text:p>4,179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050" calcext:value-type="float">
            <text:p>3,050</text:p>
          </table:table-cell>
          <table:table-cell table:style-name="ce4" office:value-type="string" calcext:value-type="string">
            <text:p>75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全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165" calcext:value-type="float">
            <text:p>3,165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493" calcext:value-type="float">
            <text:p>3,493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育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42" calcext:value-type="float">
            <text:p>3,4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526" calcext:value-type="float">
            <text:p>4,526</text:p>
          </table:table-cell>
          <table:table-cell table:style-name="ce4" office:value-type="string" calcext:value-type="string">
            <text:p>77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261" calcext:value-type="float">
            <text:p>4,261</text:p>
          </table:table-cell>
          <table:table-cell table:style-name="ce4" office:value-type="string" calcext:value-type="string">
            <text:p>7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069" calcext:value-type="float">
            <text:p>4,069</text:p>
          </table:table-cell>
          <table:table-cell table:style-name="ce4" office:value-type="string" calcext:value-type="string">
            <text:p>74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51" calcext:value-type="float">
            <text:p>3,851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業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5894" calcext:value-type="float">
            <text:p>5,894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隆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1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友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98" calcext:value-type="float">
            <text:p>3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8" calcext:value-type="float">
            <text:p>3,998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5335" calcext:value-type="float">
            <text:p>5,335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073" calcext:value-type="float">
            <text:p>4,073</text:p>
          </table:table-cell>
          <table:table-cell table:style-name="ce4" office:value-type="string" calcext:value-type="string">
            <text:p>7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坡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599" calcext:value-type="float">
            <text:p>3,599</text:p>
          </table:table-cell>
          <table:table-cell table:style-name="ce4" office:value-type="string" calcext:value-type="string">
            <text:p>76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95" calcext:value-type="float">
            <text:p>4,69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772" calcext:value-type="float">
            <text:p>4,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3" calcext:value-type="float">
            <text:p>4,77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6408" calcext:value-type="float">
            <text:p>6,408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36" calcext:value-type="float">
            <text:p>3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37" calcext:value-type="float">
            <text:p>3,737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991" calcext:value-type="float">
            <text:p>4,991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73" calcext:value-type="float">
            <text:p>3,77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6097" calcext:value-type="float">
            <text:p>6,097</text:p>
          </table:table-cell>
          <table:table-cell table:style-name="ce4" office:value-type="string" calcext:value-type="string">
            <text:p>6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88" calcext:value-type="float">
            <text:p>3,08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188" calcext:value-type="float">
            <text:p>4,188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67" calcext:value-type="float">
            <text:p>3,86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2" calcext:value-type="float">
            <text:p>3,922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279" calcext:value-type="float">
            <text:p>5,279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張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83" calcext:value-type="float">
            <text:p>5,28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361" calcext:value-type="float">
            <text:p>5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1" calcext:value-type="float">
            <text:p>5,361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7155" calcext:value-type="float">
            <text:p>7,155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犁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357" calcext:value-type="float">
            <text:p>4,357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5653" calcext:value-type="float">
            <text:p>5,653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556" calcext:value-type="float">
            <text:p>4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6" calcext:value-type="float">
            <text:p>4,556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6384" calcext:value-type="float">
            <text:p>6,384</text:p>
          </table:table-cell>
          <table:table-cell table:style-name="ce4" office:value-type="string" calcext:value-type="string">
            <text:p>71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聯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738" calcext:value-type="float">
            <text:p>3,738</text:p>
          </table:table-cell>
          <table:table-cell table:style-name="ce4" office:value-type="string" calcext:value-type="string">
            <text:p>74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勤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217" calcext:value-type="float">
            <text:p>3,217</text:p>
          </table:table-cell>
          <table:table-cell table:style-name="ce4" office:value-type="string" calcext:value-type="string">
            <text:p>73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52" calcext:value-type="float">
            <text:p>4,45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94" calcext:value-type="float">
            <text:p>4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4" calcext:value-type="float">
            <text:p>4,494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5868" calcext:value-type="float">
            <text:p>5,868</text:p>
          </table:table-cell>
          <table:table-cell table:style-name="ce4" office:value-type="string" calcext:value-type="string">
            <text:p>7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615" calcext:value-type="float">
            <text:p>2,615</text:p>
          </table:table-cell>
          <table:table-cell table:style-name="ce4" office:value-type="string" calcext:value-type="string">
            <text:p>73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順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平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02" calcext:value-type="float">
            <text:p>4,30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5744" calcext:value-type="float">
            <text:p>5,744</text:p>
          </table:table-cell>
          <table:table-cell table:style-name="ce4" office:value-type="string" calcext:value-type="string">
            <text:p>75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忠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005" calcext:value-type="float">
            <text:p>4,005</text:p>
          </table:table-cell>
          <table:table-cell table:style-name="ce4" office:value-type="string" calcext:value-type="string">
            <text:p>7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0.3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文山區</text:p>
          </table:table-cell>
          <table:table-cell table:style-name="ce2"/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2558" calcext:value-type="float">
            <text:p>42,55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09" calcext:value-type="float">
            <text:p>4,609</text:p>
          </table:table-cell>
          <table:table-cell table:style-name="ce3" office:value-type="float" office:value="69087" calcext:value-type="float">
            <text:p>69,08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6061" calcext:value-type="float">
            <text:p>36,06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60126" calcext:value-type="float">
            <text:p>160,126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162123" calcext:value-type="float">
            <text:p>162,1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2137" calcext:value-type="float">
            <text:p>162,137</text:p>
          </table:table-cell>
          <table:table-cell table:style-name="ce3" office:value-type="float" office:value="54424" calcext:value-type="float">
            <text:p>54,424</text:p>
          </table:table-cell>
          <table:table-cell table:style-name="ce3" office:value-type="float" office:value="216561" calcext:value-type="float">
            <text:p>216,561</text:p>
          </table:table-cell>
          <table:table-cell table:style-name="ce4" office:value-type="string" calcext:value-type="string">
            <text:p>7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行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45" calcext:value-type="float">
            <text:p>4,6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221" calcext:value-type="float">
            <text:p>6,221</text:p>
          </table:table-cell>
          <table:table-cell table:style-name="ce4" office:value-type="string" calcext:value-type="string">
            <text:p>75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東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5" calcext:value-type="float">
            <text:p>4,2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792" calcext:value-type="float">
            <text:p>5,792</text:p>
          </table:table-cell>
          <table:table-cell table:style-name="ce4" office:value-type="string" calcext:value-type="string">
            <text:p>7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美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98" calcext:value-type="float">
            <text:p>3,09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204" calcext:value-type="float">
            <text:p>4,204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慶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851" calcext:value-type="float">
            <text:p>3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1" calcext:value-type="float">
            <text:p>3,851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184" calcext:value-type="float">
            <text:p>5,184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仁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714" calcext:value-type="float">
            <text:p>4,714</text:p>
          </table:table-cell>
          <table:table-cell table:style-name="ce4" office:value-type="string" calcext:value-type="string">
            <text:p>7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華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619" calcext:value-type="float">
            <text:p>4,619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有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86" calcext:value-type="float">
            <text:p>3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6" calcext:value-type="float">
            <text:p>3,48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521" calcext:value-type="float">
            <text:p>4,521</text:p>
          </table:table-cell>
          <table:table-cell table:style-name="ce4" office:value-type="string" calcext:value-type="string">
            <text:p>77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祥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686" calcext:value-type="float">
            <text:p>3,686</text:p>
          </table:table-cell>
          <table:table-cell table:style-name="ce4" office:value-type="string" calcext:value-type="string">
            <text:p>76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隆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00" calcext:value-type="float">
            <text:p>4,4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48" calcext:value-type="float">
            <text:p>4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8" calcext:value-type="float">
            <text:p>4,448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816" calcext:value-type="float">
            <text:p>5,816</text:p>
          </table:table-cell>
          <table:table-cell table:style-name="ce4" office:value-type="string" calcext:value-type="string">
            <text:p>76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408" calcext:value-type="float">
            <text:p>4,408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872" calcext:value-type="float">
            <text:p>2,872</text:p>
          </table:table-cell>
          <table:table-cell table:style-name="ce4" office:value-type="string" calcext:value-type="string">
            <text:p>76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盛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965" calcext:value-type="float">
            <text:p>3,965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豐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086" calcext:value-type="float">
            <text:p>4,086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221" calcext:value-type="float">
            <text:p>4,221</text:p>
          </table:table-cell>
          <table:table-cell table:style-name="ce4" office:value-type="string" calcext:value-type="string">
            <text:p>76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307" calcext:value-type="float">
            <text:p>3,307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家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08" calcext:value-type="float">
            <text:p>4,6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4" calcext:value-type="float">
            <text:p>4,654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127" calcext:value-type="float">
            <text:p>6,127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38" calcext:value-type="float">
            <text:p>3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8" calcext:value-type="float">
            <text:p>3,838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5108" calcext:value-type="float">
            <text:p>5,108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4420" calcext:value-type="float">
            <text:p>4,420</text:p>
          </table:table-cell>
          <table:table-cell table:style-name="ce4" office:value-type="string" calcext:value-type="string">
            <text:p>75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92" calcext:value-type="float">
            <text:p>4,19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250" calcext:value-type="float">
            <text:p>4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0" calcext:value-type="float">
            <text:p>4,25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559" calcext:value-type="float">
            <text:p>5,559</text:p>
          </table:table-cell>
          <table:table-cell table:style-name="ce4" office:value-type="string" calcext:value-type="string">
            <text:p>7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485" calcext:value-type="float">
            <text:p>4,485</text:p>
          </table:table-cell>
          <table:table-cell table:style-name="ce4" office:value-type="string" calcext:value-type="string">
            <text:p>75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旺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88" calcext:value-type="float">
            <text:p>5,08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151" calcext:value-type="float">
            <text:p>5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1" calcext:value-type="float">
            <text:p>5,151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820" calcext:value-type="float">
            <text:p>6,820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泰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481" calcext:value-type="float">
            <text:p>3,481</text:p>
          </table:table-cell>
          <table:table-cell table:style-name="ce4" office:value-type="string" calcext:value-type="string">
            <text:p>77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459" calcext:value-type="float">
            <text:p>5,459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試院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15" calcext:value-type="float">
            <text:p>4,3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358" calcext:value-type="float">
            <text:p>4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8" calcext:value-type="float">
            <text:p>4,358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5595" calcext:value-type="float">
            <text:p>5,595</text:p>
          </table:table-cell>
          <table:table-cell table:style-name="ce4" office:value-type="string" calcext:value-type="string">
            <text:p>7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62" calcext:value-type="float">
            <text:p>5,4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524" calcext:value-type="float">
            <text:p>5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4" calcext:value-type="float">
            <text:p>5,524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7299" calcext:value-type="float">
            <text:p>7,299</text:p>
          </table:table-cell>
          <table:table-cell table:style-name="ce4" office:value-type="string" calcext:value-type="string">
            <text:p>75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65" calcext:value-type="float">
            <text:p>3,365</text:p>
          </table:table-cell>
          <table:table-cell table:style-name="ce4" office:value-type="string" calcext:value-type="string">
            <text:p>71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245" calcext:value-type="float">
            <text:p>4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5" calcext:value-type="float">
            <text:p>4,245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5655" calcext:value-type="float">
            <text:p>5,655</text:p>
          </table:table-cell>
          <table:table-cell table:style-name="ce4" office:value-type="string" calcext:value-type="string">
            <text:p>7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22" calcext:value-type="float">
            <text:p>6,0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81" calcext:value-type="float">
            <text:p>6,0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82" calcext:value-type="float">
            <text:p>6,082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7958" calcext:value-type="float">
            <text:p>7,958</text:p>
          </table:table-cell>
          <table:table-cell table:style-name="ce4" office:value-type="string" calcext:value-type="string">
            <text:p>76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木新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09" calcext:value-type="float">
            <text:p>5,50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587" calcext:value-type="float">
            <text:p>5,5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8" calcext:value-type="float">
            <text:p>5,588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8621" calcext:value-type="float">
            <text:p>8,621</text:p>
          </table:table-cell>
          <table:table-cell table:style-name="ce4" office:value-type="string" calcext:value-type="string">
            <text:p>6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27" calcext:value-type="float">
            <text:p>4,52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996" calcext:value-type="float">
            <text:p>5,996</text:p>
          </table:table-cell>
          <table:table-cell table:style-name="ce4" office:value-type="string" calcext:value-type="string">
            <text:p>76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順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53" calcext:value-type="float">
            <text:p>2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3" calcext:value-type="float">
            <text:p>2,75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563" calcext:value-type="float">
            <text:p>3,563</text:p>
          </table:table-cell>
          <table:table-cell table:style-name="ce4" office:value-type="string" calcext:value-type="string">
            <text:p>77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林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63" calcext:value-type="float">
            <text:p>5,0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128" calcext:value-type="float">
            <text:p>5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8" calcext:value-type="float">
            <text:p>5,128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6938" calcext:value-type="float">
            <text:p>6,938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新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478" calcext:value-type="float">
            <text:p>4,478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文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5032" calcext:value-type="float">
            <text:p>5,032</text:p>
          </table:table-cell>
          <table:table-cell table:style-name="ce4" office:value-type="string" calcext:value-type="string">
            <text:p>7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腳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56" calcext:value-type="float">
            <text:p>3,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9" calcext:value-type="float">
            <text:p>3,35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779" calcext:value-type="float">
            <text:p>3,779</text:p>
          </table:table-cell>
          <table:table-cell table:style-name="ce4" office:value-type="string" calcext:value-type="string">
            <text:p>7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芳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31" calcext:value-type="float">
            <text:p>4,83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94" calcext:value-type="float">
            <text:p>4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4" calcext:value-type="float">
            <text:p>4,894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6578" calcext:value-type="float">
            <text:p>6,578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美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76" calcext:value-type="float">
            <text:p>4,2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338" calcext:value-type="float">
            <text:p>4,3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9" calcext:value-type="float">
            <text:p>4,339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6071" calcext:value-type="float">
            <text:p>6,071</text:p>
          </table:table-cell>
          <table:table-cell table:style-name="ce4" office:value-type="string" calcext:value-type="string">
            <text:p>7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博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893" calcext:value-type="float">
            <text:p>4,893</text:p>
          </table:table-cell>
          <table:table-cell table:style-name="ce4" office:value-type="string" calcext:value-type="string">
            <text:p>72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61" calcext:value-type="float">
            <text:p>5,06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106" calcext:value-type="float">
            <text:p>5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6" calcext:value-type="float">
            <text:p>5,106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6810" calcext:value-type="float">
            <text:p>6,810</text:p>
          </table:table-cell>
          <table:table-cell table:style-name="ce4" office:value-type="string" calcext:value-type="string">
            <text:p>7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政大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703" calcext:value-type="float">
            <text:p>4,7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04" calcext:value-type="float">
            <text:p>4,704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6193" calcext:value-type="float">
            <text:p>6,193</text:p>
          </table:table-cell>
          <table:table-cell table:style-name="ce4" office:value-type="string" calcext:value-type="string">
            <text:p>75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指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429" calcext:value-type="float">
            <text:p>3,429</text:p>
          </table:table-cell>
          <table:table-cell table:style-name="ce4" office:value-type="string" calcext:value-type="string">
            <text:p>7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老泉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25" calcext:value-type="float">
            <text:p>725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北市" style:display-name="PageStyle_臺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8T09:22:47</meta:creation-date>
    <meta:initial-creator>Apache POI</meta:initial-creator>
    <meta:generator>LibreOffice/6.0.7.3$Linux_X86_64 LibreOffice_project/00m0$Build-3</meta:generator>
    <meta:document-statistic meta:table-count="1" meta:cell-count="11753" meta:object-count="0"/>
  </office:meta>
</office:document-meta>
</file>